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bdaf" officeooo:paragraph-rsid="001dbdaf"/>
    </style:style>
    <style:style style:name="P2" style:family="paragraph" style:parent-style-name="Standard">
      <style:text-properties officeooo:paragraph-rsid="001dbdaf"/>
    </style:style>
    <style:style style:name="P3" style:family="paragraph" style:parent-style-name="Standard">
      <style:text-properties fo:color="#008080" style:font-name="Monospace" fo:font-size="10pt" officeooo:rsid="001dbdaf" officeooo:paragraph-rsid="001dbdaf" style:font-size-asian="10pt"/>
    </style:style>
    <style:style style:name="P4" style:family="paragraph" style:parent-style-name="Standard">
      <style:text-properties fo:color="#008080" style:font-name="Monospace" fo:font-size="10pt" officeooo:rsid="0020e160" officeooo:paragraph-rsid="0020e160" fo:background-color="#d4d4d4" style:font-size-asian="10pt"/>
    </style:style>
    <style:style style:name="P5" style:family="paragraph" style:parent-style-name="Standard">
      <style:text-properties fo:color="#008080" style:font-name="Monospace" fo:font-size="10pt" officeooo:rsid="002631b1" officeooo:paragraph-rsid="002631b1" fo:background-color="transparent" style:font-size-asian="10pt"/>
    </style:style>
    <style:style style:name="P6" style:family="paragraph" style:parent-style-name="Standard">
      <style:text-properties fo:color="#008080" style:font-name="Monospace" fo:font-size="10pt" officeooo:rsid="003568d2" officeooo:paragraph-rsid="003568d2" fo:background-color="transparent" style:font-size-asian="10pt"/>
    </style:style>
    <style:style style:name="P7" style:family="paragraph" style:parent-style-name="Standard">
      <style:text-properties fo:color="#008080" style:font-name="Monospace" fo:font-size="10pt" officeooo:rsid="003c6a86" officeooo:paragraph-rsid="003c6a86" fo:background-color="transparent" style:font-size-asian="10pt"/>
    </style:style>
    <style:style style:name="P8" style:family="paragraph" style:parent-style-name="Standard">
      <style:text-properties fo:color="#008080" style:font-name="Monospace" fo:font-size="10pt" style:text-underline-style="none" officeooo:rsid="003d605d" officeooo:paragraph-rsid="003d605d" fo:background-color="transparent" style:font-size-asian="10pt"/>
    </style:style>
    <style:style style:name="P9" style:family="paragraph" style:parent-style-name="Standard">
      <style:text-properties fo:color="#008080" style:font-name="Monospace" fo:font-size="10pt" style:text-underline-style="none" officeooo:rsid="003b870f" officeooo:paragraph-rsid="0041c44e" fo:background-color="transparent" style:font-size-asian="10pt"/>
    </style:style>
    <style:style style:name="P10" style:family="paragraph" style:parent-style-name="Standard">
      <style:text-properties fo:color="#008080" style:font-name="Monospace" fo:font-size="10pt" style:text-underline-style="none" officeooo:rsid="00484bc3" officeooo:paragraph-rsid="00484bc3" fo:background-color="transparent" style:font-size-asian="10pt"/>
    </style:style>
    <style:style style:name="P11" style:family="paragraph" style:parent-style-name="Standard">
      <style:text-properties fo:color="#008080" style:font-name="Monospace" fo:font-size="10pt" style:text-underline-style="none" officeooo:rsid="004870c8" officeooo:paragraph-rsid="00484bc3" fo:background-color="transparent" style:font-size-asian="10pt"/>
    </style:style>
    <style:style style:name="P12" style:family="paragraph" style:parent-style-name="Standard">
      <style:text-properties fo:color="#000000" style:font-name="Monospace" fo:font-size="10pt" officeooo:rsid="001dbdaf" officeooo:paragraph-rsid="001dbdaf" style:font-size-asian="10pt"/>
    </style:style>
    <style:style style:name="P13" style:family="paragraph" style:parent-style-name="Standard">
      <style:text-properties fo:color="#000000" style:font-name="Monospace" fo:font-size="10pt" officeooo:rsid="001dbdaf" officeooo:paragraph-rsid="0027feca" style:font-size-asian="10pt"/>
    </style:style>
    <style:style style:name="P14" style:family="paragraph" style:parent-style-name="Standard">
      <style:text-properties fo:color="#000000" style:font-name="Monospace" fo:font-size="10pt" officeooo:rsid="001e0229" officeooo:paragraph-rsid="001e0229" style:font-size-asian="10pt"/>
    </style:style>
    <style:style style:name="P15" style:family="paragraph" style:parent-style-name="Standard">
      <style:text-properties fo:color="#000000" style:font-name="Monospace" fo:font-size="10pt" officeooo:rsid="00201dbd" officeooo:paragraph-rsid="00201dbd" style:font-size-asian="10pt"/>
    </style:style>
    <style:style style:name="P16" style:family="paragraph" style:parent-style-name="Standard">
      <style:text-properties fo:color="#000000" style:font-name="Monospace" fo:font-size="10pt" officeooo:rsid="0020e160" officeooo:paragraph-rsid="0020e160" fo:background-color="#d4d4d4" style:font-size-asian="10pt"/>
    </style:style>
    <style:style style:name="P17" style:family="paragraph" style:parent-style-name="Standard">
      <style:text-properties fo:color="#000000" style:font-name="Monospace" fo:font-size="10pt" officeooo:rsid="0020e160" officeooo:paragraph-rsid="0020e160" fo:background-color="transparent" style:font-size-asian="10pt"/>
    </style:style>
    <style:style style:name="P18" style:family="paragraph" style:parent-style-name="Standard">
      <style:text-properties fo:color="#000000" style:font-name="Monospace" fo:font-size="10pt" officeooo:rsid="002631b1" officeooo:paragraph-rsid="002631b1" fo:background-color="transparent" style:font-size-asian="10pt"/>
    </style:style>
    <style:style style:name="P19" style:family="paragraph" style:parent-style-name="Standard">
      <style:text-properties fo:color="#000000" style:font-name="Monospace" fo:font-size="10pt" officeooo:rsid="001dbdaf" officeooo:paragraph-rsid="0027feca" fo:background-color="transparent" style:font-size-asian="10pt"/>
    </style:style>
    <style:style style:name="P20" style:family="paragraph" style:parent-style-name="Standard">
      <style:text-properties fo:color="#000000" style:font-name="Monospace" fo:font-size="10pt" officeooo:rsid="001dbdaf" officeooo:paragraph-rsid="0029eddf" fo:background-color="transparent" style:font-size-asian="10pt"/>
    </style:style>
    <style:style style:name="P21" style:family="paragraph" style:parent-style-name="Standard">
      <style:text-properties fo:color="#000000" style:font-name="Monospace" fo:font-size="10pt" officeooo:rsid="001dbdaf" officeooo:paragraph-rsid="00307d69" fo:background-color="transparent" style:font-size-asian="10pt"/>
    </style:style>
    <style:style style:name="P22" style:family="paragraph" style:parent-style-name="Standard">
      <style:text-properties fo:color="#000000" style:font-name="Monospace" fo:font-size="10pt" officeooo:rsid="00298ba2" officeooo:paragraph-rsid="00298ba2" fo:background-color="transparent" style:font-size-asian="10pt"/>
    </style:style>
    <style:style style:name="P23" style:family="paragraph" style:parent-style-name="Standard">
      <style:text-properties fo:color="#000000" style:font-name="Monospace" fo:font-size="10pt" officeooo:rsid="0029eddf" officeooo:paragraph-rsid="0029eddf" fo:background-color="transparent" style:font-size-asian="10pt"/>
    </style:style>
    <style:style style:name="P24" style:family="paragraph" style:parent-style-name="Standard">
      <style:text-properties fo:color="#000000" style:font-name="Monospace" fo:font-size="10pt" officeooo:rsid="002bb576" officeooo:paragraph-rsid="002bb576" fo:background-color="transparent" style:font-size-asian="10pt"/>
    </style:style>
    <style:style style:name="P25" style:family="paragraph" style:parent-style-name="Standard">
      <style:text-properties fo:color="#000000" style:font-name="Monospace" fo:font-size="10pt" officeooo:rsid="002d5c91" officeooo:paragraph-rsid="002d5c91" fo:background-color="transparent" style:font-size-asian="10pt"/>
    </style:style>
    <style:style style:name="P26" style:family="paragraph" style:parent-style-name="Standard">
      <style:text-properties fo:color="#000000" style:font-name="Monospace" fo:font-size="10pt" officeooo:rsid="002d5c91" officeooo:paragraph-rsid="002f3470" fo:background-color="transparent" style:font-size-asian="10pt"/>
    </style:style>
    <style:style style:name="P27" style:family="paragraph" style:parent-style-name="Standard">
      <style:text-properties fo:color="#000000" style:font-name="Monospace" fo:font-size="10pt" officeooo:rsid="002f3470" officeooo:paragraph-rsid="002f3470" fo:background-color="transparent" style:font-size-asian="10pt"/>
    </style:style>
    <style:style style:name="P28" style:family="paragraph" style:parent-style-name="Standard">
      <style:text-properties fo:color="#000000" style:font-name="Monospace" fo:font-size="10pt" officeooo:rsid="0030c56f" officeooo:paragraph-rsid="0030c56f" fo:background-color="transparent" style:font-size-asian="10pt"/>
    </style:style>
    <style:style style:name="P29" style:family="paragraph" style:parent-style-name="Standard">
      <style:text-properties fo:color="#000000" style:font-name="Monospace" fo:font-size="10pt" officeooo:rsid="00351285" officeooo:paragraph-rsid="00351285" fo:background-color="transparent" style:font-size-asian="10pt"/>
    </style:style>
    <style:style style:name="P30" style:family="paragraph" style:parent-style-name="Standard">
      <style:text-properties fo:color="#000000" style:font-name="Monospace" fo:font-size="10pt" officeooo:rsid="003568d2" officeooo:paragraph-rsid="003568d2" fo:background-color="transparent" style:font-size-asian="10pt"/>
    </style:style>
    <style:style style:name="P31" style:family="paragraph" style:parent-style-name="Standard">
      <style:text-properties fo:color="#000000" style:font-name="Monospace" fo:font-size="10pt" officeooo:rsid="003568d2" officeooo:paragraph-rsid="003835d6" fo:background-color="transparent" style:font-size-asian="10pt"/>
    </style:style>
    <style:style style:name="P32" style:family="paragraph" style:parent-style-name="Standard">
      <style:text-properties fo:color="#000000" style:font-name="Monospace" fo:font-size="10pt" officeooo:rsid="0037457a" officeooo:paragraph-rsid="0037457a" fo:background-color="transparent" style:font-size-asian="10pt"/>
    </style:style>
    <style:style style:name="P33" style:family="paragraph" style:parent-style-name="Standard">
      <style:text-properties fo:color="#000000" style:font-name="Monospace" fo:font-size="10pt" officeooo:rsid="003835d6" officeooo:paragraph-rsid="003835d6" fo:background-color="transparent" style:font-size-asian="10pt"/>
    </style:style>
    <style:style style:name="P34" style:family="paragraph" style:parent-style-name="Standard">
      <style:text-properties fo:color="#000000" style:font-name="Monospace" fo:font-size="10pt" officeooo:rsid="00384d9c" officeooo:paragraph-rsid="00384d9c" fo:background-color="transparent" style:font-size-asian="10pt"/>
    </style:style>
    <style:style style:name="P35" style:family="paragraph" style:parent-style-name="Standard">
      <style:text-properties fo:color="#000000" style:font-name="Monospace" fo:font-size="10pt" officeooo:rsid="003ab485" officeooo:paragraph-rsid="003ab485" fo:background-color="transparent" style:font-size-asian="10pt"/>
    </style:style>
    <style:style style:name="P36" style:family="paragraph" style:parent-style-name="Standard">
      <style:text-properties fo:color="#000000" style:font-name="Monospace" fo:font-size="10pt" officeooo:rsid="003b870f" officeooo:paragraph-rsid="003b870f" fo:background-color="transparent" style:font-size-asian="10pt"/>
    </style:style>
    <style:style style:name="P37" style:family="paragraph" style:parent-style-name="Standard">
      <style:text-properties fo:color="#000000" style:font-name="Monospace" fo:font-size="10pt" officeooo:rsid="003c6a86" officeooo:paragraph-rsid="003c6a86" fo:background-color="transparent" style:font-size-asian="10pt"/>
    </style:style>
    <style:style style:name="P38" style:family="paragraph" style:parent-style-name="Standard">
      <style:text-properties fo:color="#000000" style:font-name="Monospace" fo:font-size="10pt" style:text-underline-style="none" officeooo:rsid="003b870f" officeooo:paragraph-rsid="003c6a86" fo:background-color="transparent" style:font-size-asian="10pt"/>
    </style:style>
    <style:style style:name="P39" style:family="paragraph" style:parent-style-name="Standard">
      <style:text-properties fo:color="#000000" style:font-name="Monospace" fo:font-size="10pt" style:text-underline-style="none" officeooo:rsid="003b870f" officeooo:paragraph-rsid="0041c44e" fo:background-color="transparent" style:font-size-asian="10pt"/>
    </style:style>
    <style:style style:name="P40" style:family="paragraph" style:parent-style-name="Standard">
      <style:text-properties fo:color="#000000" style:font-name="Monospace" fo:font-size="10pt" style:text-underline-style="none" officeooo:rsid="003d605d" officeooo:paragraph-rsid="003d605d" fo:background-color="transparent" style:font-size-asian="10pt"/>
    </style:style>
    <style:style style:name="P41" style:family="paragraph" style:parent-style-name="Standard">
      <style:text-properties fo:color="#000000" style:font-name="Monospace" fo:font-size="10pt" style:text-underline-style="none" officeooo:rsid="003d605d" officeooo:paragraph-rsid="00422394" fo:background-color="transparent" style:font-size-asian="10pt"/>
    </style:style>
    <style:style style:name="P42" style:family="paragraph" style:parent-style-name="Standard">
      <style:text-properties fo:color="#000000" style:font-name="Monospace" fo:font-size="10pt" style:text-underline-style="none" officeooo:rsid="003f2b80" officeooo:paragraph-rsid="003f2b80" fo:background-color="transparent" style:font-size-asian="10pt"/>
    </style:style>
    <style:style style:name="P43" style:family="paragraph" style:parent-style-name="Standard">
      <style:text-properties fo:color="#000000" style:font-name="Monospace" fo:font-size="10pt" style:text-underline-style="none" officeooo:rsid="004221f7" officeooo:paragraph-rsid="004221f7" fo:background-color="transparent" style:font-size-asian="10pt"/>
    </style:style>
    <style:style style:name="P44" style:family="paragraph" style:parent-style-name="Standard">
      <style:paragraph-properties>
        <style:tab-stops>
          <style:tab-stop style:position="13.132cm"/>
        </style:tab-stops>
      </style:paragraph-properties>
      <style:text-properties fo:color="#000000" style:font-name="Monospace" fo:font-size="10pt" style:text-underline-style="none" officeooo:rsid="004221f7" officeooo:paragraph-rsid="004221f7" fo:background-color="transparent" style:font-size-asian="10pt"/>
    </style:style>
    <style:style style:name="P45" style:family="paragraph" style:parent-style-name="Standard">
      <style:text-properties fo:color="#000000" style:font-name="Monospace" fo:font-size="10pt" style:text-underline-style="none" officeooo:rsid="00422394" officeooo:paragraph-rsid="0041c44e" fo:background-color="transparent" style:font-size-asian="10pt"/>
    </style:style>
    <style:style style:name="P46" style:family="paragraph" style:parent-style-name="Standard">
      <style:text-properties fo:color="#000000" style:font-name="Monospace" fo:font-size="10pt" style:text-underline-style="none" officeooo:rsid="00422394" officeooo:paragraph-rsid="00438956" fo:background-color="transparent" style:font-size-asian="10pt"/>
    </style:style>
    <style:style style:name="P47" style:family="paragraph" style:parent-style-name="Standard">
      <style:text-properties fo:color="#000000" style:font-name="Monospace" fo:font-size="10pt" style:text-underline-style="none" officeooo:rsid="00438956" officeooo:paragraph-rsid="00438956" fo:background-color="transparent" style:font-size-asian="10pt"/>
    </style:style>
    <style:style style:name="P48" style:family="paragraph" style:parent-style-name="Standard">
      <style:text-properties fo:color="#000000" style:font-name="Monospace" fo:font-size="10pt" style:text-underline-style="none" officeooo:rsid="00450cf2" officeooo:paragraph-rsid="00450cf2" fo:background-color="transparent" style:font-size-asian="10pt"/>
    </style:style>
    <style:style style:name="P49" style:family="paragraph" style:parent-style-name="Standard">
      <style:text-properties fo:color="#000000" style:font-name="Monospace" fo:font-size="10pt" style:text-underline-style="none" officeooo:rsid="00484bc3" officeooo:paragraph-rsid="00484bc3" fo:background-color="transparent" style:font-size-asian="10pt"/>
    </style:style>
    <style:style style:name="P50" style:family="paragraph" style:parent-style-name="Standard">
      <style:text-properties fo:color="#000000" style:font-name="Monospace" fo:font-size="10pt" style:text-underline-style="none" officeooo:rsid="004b140c" officeooo:paragraph-rsid="004b140c" fo:background-color="transparent" style:font-size-asian="10pt"/>
    </style:style>
    <style:style style:name="P51" style:family="paragraph" style:parent-style-name="Standard">
      <style:text-properties fo:color="#000000" style:font-name="Monospace" fo:font-size="10pt" style:text-underline-style="none" officeooo:rsid="004cc63b" officeooo:paragraph-rsid="004cc63b" fo:background-color="transparent" style:font-size-asian="10pt"/>
    </style:style>
    <style:style style:name="P52" style:family="paragraph" style:parent-style-name="Standard">
      <style:text-properties fo:color="#000000" style:font-name="Monospace" fo:font-size="10pt" style:text-underline-style="none" officeooo:rsid="004a41b4" officeooo:paragraph-rsid="00484bc3" fo:background-color="transparent" style:font-size-asian="10pt"/>
    </style:style>
    <style:style style:name="P53" style:family="paragraph" style:parent-style-name="Standard">
      <style:text-properties fo:color="#000000" style:font-name="Monospace" fo:font-size="10pt" style:text-underline-style="none" officeooo:rsid="004dfe9d" officeooo:paragraph-rsid="004dfe9d" fo:background-color="transparent" style:font-size-asian="10pt"/>
    </style:style>
    <style:style style:name="P54" style:family="paragraph" style:parent-style-name="Standard">
      <style:text-properties fo:color="#000000" style:font-name="Monospace" fo:font-size="10pt" style:text-underline-style="none" officeooo:rsid="004eb678" officeooo:paragraph-rsid="004eb678" fo:background-color="transparent" style:font-size-asian="10pt"/>
    </style:style>
    <style:style style:name="P55" style:family="paragraph" style:parent-style-name="Standard">
      <style:text-properties fo:color="#000000" style:font-name="Monospace" fo:font-size="10pt" style:text-underline-style="none" officeooo:rsid="004eb678" officeooo:paragraph-rsid="00508e66" fo:background-color="transparent" style:font-size-asian="10pt"/>
    </style:style>
    <style:style style:name="P56" style:family="paragraph" style:parent-style-name="Standard">
      <style:text-properties fo:color="#000000" style:font-name="Monospace" fo:font-size="10pt" style:text-underline-style="none" officeooo:rsid="00508e66" officeooo:paragraph-rsid="00508e66" fo:background-color="transparent" style:font-size-asian="10pt"/>
    </style:style>
    <style:style style:name="P57" style:family="paragraph" style:parent-style-name="Standard">
      <style:text-properties fo:color="#000000" style:font-name="Monospace" fo:font-size="10pt" style:text-underline-style="none" officeooo:rsid="0051eb5c" officeooo:paragraph-rsid="0051eb5c" fo:background-color="transparent" style:font-size-asian="10pt"/>
    </style:style>
    <style:style style:name="P58" style:family="paragraph" style:parent-style-name="Standard">
      <style:text-properties fo:color="#000000" style:font-name="Monospace" fo:font-size="10pt" style:text-underline-style="none" officeooo:rsid="00533d28" officeooo:paragraph-rsid="00533d28" fo:background-color="transparent" style:font-size-asian="10pt"/>
    </style:style>
    <style:style style:name="P59" style:family="paragraph" style:parent-style-name="Standard">
      <style:text-properties fo:color="#000000" style:font-name="Monospace" fo:font-size="10pt" style:text-underline-style="none" officeooo:rsid="00544581" officeooo:paragraph-rsid="00544581" fo:background-color="transparent" style:font-size-asian="10pt"/>
    </style:style>
    <style:style style:name="P60" style:family="paragraph" style:parent-style-name="Standard">
      <style:text-properties fo:color="#000000" style:font-name="Monospace" fo:font-size="10pt" style:text-underline-style="none" officeooo:rsid="004870c8" officeooo:paragraph-rsid="00484bc3" fo:background-color="transparent" style:font-size-asian="10pt"/>
    </style:style>
    <style:style style:name="P61" style:family="paragraph" style:parent-style-name="Standard">
      <style:text-properties fo:color="#000000" style:font-name="Monospace" fo:font-size="10pt" style:text-underline-style="none" officeooo:rsid="00573393" officeooo:paragraph-rsid="00573393" fo:background-color="transparent" style:font-size-asian="10pt"/>
    </style:style>
    <style:style style:name="P62" style:family="paragraph" style:parent-style-name="Standard">
      <style:text-properties fo:color="#000000" style:font-name="Monospace" fo:font-size="10pt" style:text-underline-style="none" officeooo:paragraph-rsid="0041c44e" style:font-size-asian="10pt"/>
    </style:style>
    <style:style style:name="P63" style:family="paragraph" style:parent-style-name="Standard">
      <style:text-properties fo:color="#000000" style:font-name="Monospace" fo:font-size="10pt" style:text-underline-style="none" officeooo:rsid="00438956" officeooo:paragraph-rsid="00438956" style:font-size-asian="10pt"/>
    </style:style>
    <style:style style:name="P64" style:family="paragraph" style:parent-style-name="Standard">
      <style:text-properties fo:color="#000000" style:font-name="Monospace" fo:font-size="10pt" style:text-underline-style="none" officeooo:rsid="00438956" officeooo:paragraph-rsid="00450cf2" style:font-size-asian="10pt"/>
    </style:style>
    <style:style style:name="P65" style:family="paragraph" style:parent-style-name="Standard">
      <style:text-properties fo:color="#000000" style:font-name="Monospace" fo:font-size="10pt" style:text-underline-style="none" officeooo:rsid="004cc63b" officeooo:paragraph-rsid="004cc63b" fo:background-color="#e8f2fe" style:font-size-asian="10pt"/>
    </style:style>
    <style:style style:name="P66" style:family="paragraph" style:parent-style-name="Standard">
      <style:text-properties fo:color="#3f7f5f" style:font-name="Monospace" fo:font-size="10pt" officeooo:rsid="001dbdaf" officeooo:paragraph-rsid="001dbdaf" style:font-size-asian="10pt"/>
    </style:style>
    <style:style style:name="P67" style:family="paragraph" style:parent-style-name="Standard">
      <style:text-properties fo:color="#3f7f5f" style:font-name="Monospace" fo:font-size="10pt" officeooo:rsid="00384d9c" officeooo:paragraph-rsid="00384d9c" fo:background-color="transparent" style:font-size-asian="10pt"/>
    </style:style>
    <style:style style:name="P68" style:family="paragraph" style:parent-style-name="Standard">
      <style:text-properties fo:color="#646464" style:font-name="Monospace" fo:font-size="10pt" officeooo:rsid="001dbdaf" officeooo:paragraph-rsid="001dbdaf" style:font-size-asian="10pt"/>
    </style:style>
    <style:style style:name="P69" style:family="paragraph" style:parent-style-name="Standard">
      <style:text-properties fo:color="#646464" style:font-name="Monospace" fo:font-size="10pt" officeooo:rsid="002631b1" officeooo:paragraph-rsid="002631b1" fo:background-color="transparent" style:font-size-asian="10pt"/>
    </style:style>
    <style:style style:name="P70" style:family="paragraph" style:parent-style-name="Standard">
      <style:text-properties fo:color="#646464" style:font-name="Monospace" fo:font-size="10pt" officeooo:rsid="00351285" officeooo:paragraph-rsid="00351285" fo:background-color="transparent" style:font-size-asian="10pt"/>
    </style:style>
    <style:style style:name="P71" style:family="paragraph" style:parent-style-name="Standard">
      <style:text-properties fo:color="#646464" style:font-name="Monospace" fo:font-size="10pt" officeooo:rsid="003568d2" officeooo:paragraph-rsid="003568d2" fo:background-color="transparent" style:font-size-asian="10pt"/>
    </style:style>
    <style:style style:name="P72" style:family="paragraph" style:parent-style-name="Standard">
      <style:text-properties fo:color="#646464" style:font-name="Monospace" fo:font-size="10pt" officeooo:rsid="001dbdaf" officeooo:paragraph-rsid="0029eddf" fo:background-color="#e8f2fe" style:font-size-asian="10pt"/>
    </style:style>
    <style:style style:name="P73" style:family="paragraph" style:parent-style-name="Standard">
      <style:text-properties fo:color="#646464" style:font-name="Monospace" fo:font-size="10pt" officeooo:rsid="001dbdaf" officeooo:paragraph-rsid="00307d69" fo:background-color="#e8f2fe" style:font-size-asian="10pt"/>
    </style:style>
    <style:style style:name="P74" style:family="paragraph" style:parent-style-name="Standard">
      <style:text-properties fo:color="#646464" style:font-name="Monospace" fo:font-size="10pt" style:text-underline-style="solid" style:text-underline-width="auto" style:text-underline-color="font-color" officeooo:rsid="003568d2" officeooo:paragraph-rsid="003568d2" fo:background-color="transparent" style:font-size-asian="10pt"/>
    </style:style>
    <style:style style:name="P75" style:family="paragraph" style:parent-style-name="Standard">
      <style:text-properties fo:color="#646464" style:font-name="Monospace" fo:font-size="10pt" style:text-underline-style="solid" style:text-underline-width="auto" style:text-underline-color="font-color" officeooo:rsid="003835d6" officeooo:paragraph-rsid="003835d6" fo:background-color="#ffffff" style:font-size-asian="10pt"/>
    </style:style>
    <style:style style:name="P76" style:family="paragraph" style:parent-style-name="Standard">
      <style:text-properties fo:color="#646464" style:font-name="Monospace" fo:font-size="10pt" officeooo:rsid="003b870f" officeooo:paragraph-rsid="003b870f" fo:background-color="#d4d4d4" style:font-size-asian="10pt"/>
    </style:style>
    <style:style style:name="P77" style:family="paragraph" style:parent-style-name="Standard">
      <style:text-properties fo:color="#646464" style:font-name="Monospace" fo:font-size="10pt" style:text-underline-style="none" officeooo:rsid="004870c8" officeooo:paragraph-rsid="00484bc3" fo:background-color="transparent" style:font-size-asian="10pt"/>
    </style:style>
    <style:style style:name="P78" style:family="paragraph" style:parent-style-name="Standard">
      <style:text-properties fo:color="#3f5fbf" style:font-name="Monospace" fo:font-size="10pt" officeooo:rsid="002631b1" officeooo:paragraph-rsid="002631b1" fo:background-color="transparent" style:font-size-asian="10pt"/>
    </style:style>
    <style:style style:name="P79" style:family="paragraph" style:parent-style-name="Standard">
      <style:text-properties officeooo:paragraph-rsid="00298ba2"/>
    </style:style>
    <style:style style:name="P80" style:family="paragraph" style:parent-style-name="Standard">
      <style:text-properties officeooo:paragraph-rsid="0037457a"/>
    </style:style>
    <style:style style:name="P81" style:family="paragraph" style:parent-style-name="Standard">
      <style:text-properties fo:color="#363636" style:font-name="Monospace" fo:font-size="10pt" style:text-underline-style="solid" style:text-underline-width="auto" style:text-underline-color="font-color" officeooo:rsid="003835d6" officeooo:paragraph-rsid="003835d6" fo:background-color="#ffffff" style:font-size-asian="10pt"/>
    </style:style>
    <style:style style:name="P82" style:family="paragraph" style:parent-style-name="Standard">
      <style:text-properties fo:color="#ef2929" style:font-name="Monospace" fo:font-size="10pt" style:text-underline-style="solid" style:text-underline-width="auto" style:text-underline-color="font-color" officeooo:rsid="003c6a86" officeooo:paragraph-rsid="003c6a86" fo:background-color="transparent" style:font-size-asian="10pt"/>
    </style:style>
    <style:style style:name="P83" style:family="paragraph" style:parent-style-name="Standard">
      <style:text-properties fo:color="#ef2929" style:font-name="Monospace" fo:font-size="10pt" style:text-underline-style="solid" style:text-underline-width="auto" style:text-underline-color="font-color" officeooo:rsid="003b870f" officeooo:paragraph-rsid="0041c44e" fo:background-color="transparent" style:font-size-asian="10pt"/>
    </style:style>
    <style:style style:name="P84" style:family="paragraph" style:parent-style-name="Standard">
      <style:text-properties fo:color="#ef2929" style:font-name="Monospace" fo:font-size="10pt" style:text-underline-style="solid" style:text-underline-width="auto" style:text-underline-color="font-color" officeooo:rsid="004870c8" officeooo:paragraph-rsid="00484bc3" fo:background-color="transparent" style:font-size-asian="10pt"/>
    </style:style>
    <style:style style:name="P85" style:family="paragraph" style:parent-style-name="Standard">
      <style:text-properties style:font-name="Monospace" fo:font-size="10pt" officeooo:paragraph-rsid="0041c44e" style:font-size-asian="10pt"/>
    </style:style>
    <style:style style:name="P86" style:family="paragraph" style:parent-style-name="Standard">
      <style:text-properties officeooo:paragraph-rsid="00508e66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835d6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73393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b1d72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2304c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4c681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48129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text-underline-style="none" officeooo:rsid="00573393" officeooo:paragraph-rsid="00573393" fo:background-color="transparen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Monospace" fo:font-size="10pt" style:font-size-asian="10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Monospace" fo:font-size="10pt" officeooo:paragraph-rsid="003835d6" style:font-size-asian="10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Monospace" fo:font-size="10pt" style:text-underline-style="none" officeooo:rsid="005939cc" officeooo:paragraph-rsid="005939cc" fo:background-color="#d4d4d4" style:font-size-asian="10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Monospace" fo:font-size="10pt" style:text-underline-style="none" officeooo:rsid="005f0a28" officeooo:paragraph-rsid="005f0a28" fo:background-color="transparent" style:font-size-asian="10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3835d6" style:font-size-asian="10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544581" officeooo:paragraph-rsid="00573393" fo:background-color="transparent" style:font-size-asian="10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544581" officeooo:paragraph-rsid="005b1d72" fo:background-color="transparent" style:font-size-asian="10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544581" officeooo:paragraph-rsid="0064c681" fo:background-color="transparent" style:font-size-asian="10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573393" officeooo:paragraph-rsid="00573393" fo:background-color="transparent" style:font-size-asian="10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5837ff" officeooo:paragraph-rsid="005837ff" fo:background-color="transparent" style:font-size-asian="10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5939cc" officeooo:paragraph-rsid="005939cc" fo:background-color="transparent" style:font-size-asian="10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5b1d72" officeooo:paragraph-rsid="005b1d72" fo:background-color="transparent" style:font-size-asian="10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5d148d" officeooo:paragraph-rsid="005d148d" fo:background-color="transparent" style:font-size-asian="10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5f0a28" officeooo:paragraph-rsid="005f0a28" fo:background-color="transparent" style:font-size-asian="10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5f0a28" officeooo:paragraph-rsid="00606d58" fo:background-color="transparent" style:font-size-asian="10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5f0a28" officeooo:paragraph-rsid="0062304c" fo:background-color="transparent" style:font-size-asian="10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62d3f6" officeooo:paragraph-rsid="0062d3f6" fo:background-color="transparent" style:font-size-asian="10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62d3f6" officeooo:paragraph-rsid="00648129" fo:background-color="transparent" style:font-size-asian="10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64c681" officeooo:paragraph-rsid="0064c681" fo:background-color="transparent" style:font-size-asian="10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653642" officeooo:paragraph-rsid="00653642" fo:background-color="transparent" style:font-size-asian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5939cc" officeooo:paragraph-rsid="0062304c" fo:background-color="#e8f2fe" style:font-size-asian="10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62d3f6" officeooo:paragraph-rsid="0062d3f6" fo:background-color="#e8f2fe" style:font-size-asian="10pt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62d3f6" officeooo:paragraph-rsid="00648129" fo:background-color="#e8f2fe" style:font-size-asian="10pt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63636" style:font-name="Monospace" fo:font-size="10pt" style:font-size-asian="10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Monospace" fo:font-size="10pt" style:font-size-asian="10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Monospace" fo:font-size="10pt" style:text-underline-style="none" officeooo:rsid="00544581" officeooo:paragraph-rsid="00573393" fo:background-color="transparent" style:font-size-asian="10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Monospace" fo:font-size="10pt" style:text-underline-style="none" officeooo:rsid="00544581" officeooo:paragraph-rsid="005b1d72" fo:background-color="transparent" style:font-size-asian="10pt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Monospace" fo:font-size="10pt" style:text-underline-style="none" officeooo:rsid="00573393" officeooo:paragraph-rsid="00573393" fo:background-color="transparent" style:font-size-asian="10pt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4c681" officeooo:paragraph-rsid="0064c681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style:text-underline-style="none" officeooo:rsid="005b1d72" officeooo:paragraph-rsid="005b1d72" fo:background-color="transparent" style:font-size-asian="10pt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style:text-underline-style="none" officeooo:rsid="0062d3f6" officeooo:paragraph-rsid="00648129" fo:background-color="transparent" style:font-size-asian="10pt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style:text-underline-style="none" officeooo:rsid="00653642" officeooo:paragraph-rsid="00653642" fo:background-color="transparent" style:font-size-asian="10pt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62304c"/>
    </style:style>
    <style:style style:name="P13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officeooo:rsid="001dbdaf" officeooo:paragraph-rsid="0020e160" fo:background-color="transparent" style:font-size-asian="10pt"/>
    </style:style>
    <style:style style:name="P13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officeooo:rsid="001dbdaf" officeooo:paragraph-rsid="0029eddf" fo:background-color="transparent" style:font-size-asian="10pt"/>
    </style:style>
    <style:style style:name="P13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officeooo:rsid="001dbdaf" officeooo:paragraph-rsid="00307d69" fo:background-color="transparent" style:font-size-asian="10pt"/>
    </style:style>
    <style:style style:name="P13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officeooo:rsid="00351285" officeooo:paragraph-rsid="00351285" fo:background-color="transparent" style:font-size-asian="10pt"/>
    </style:style>
    <style:style style:name="P13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officeooo:rsid="003568d2" officeooo:paragraph-rsid="003568d2" fo:background-color="transparent" style:font-size-asian="10pt"/>
    </style:style>
    <style:style style:name="P13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officeooo:rsid="003568d2" officeooo:paragraph-rsid="003835d6" fo:background-color="transparent" style:font-size-asian="10pt"/>
    </style:style>
    <style:style style:name="P13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officeooo:rsid="001ee344" officeooo:paragraph-rsid="001ee344" style:font-size-asian="10pt"/>
    </style:style>
    <style:style style:name="P13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officeooo:rsid="001dbdaf" officeooo:paragraph-rsid="001dbdaf" style:font-size-asian="10pt"/>
    </style:style>
    <style:style style:name="P13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style:text-underline-style="none" officeooo:rsid="003f2b80" officeooo:paragraph-rsid="003f2b80" fo:background-color="transparent" style:font-size-asian="10pt"/>
    </style:style>
    <style:style style:name="P14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style:text-underline-style="none" officeooo:rsid="00450cf2" officeooo:paragraph-rsid="00450cf2" fo:background-color="transparent" style:font-size-asian="10pt"/>
    </style:style>
    <style:style style:name="P14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style:text-underline-style="none" officeooo:rsid="004eb678" officeooo:paragraph-rsid="004eb678" fo:background-color="transparent" style:font-size-asian="10pt"/>
    </style:style>
    <style:style style:name="P14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style:text-underline-style="none" officeooo:rsid="00544581" officeooo:paragraph-rsid="00544581" fo:background-color="transparent" style:font-size-asian="10pt"/>
    </style:style>
    <style:style style:name="P14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style:text-underline-style="none" officeooo:rsid="004cc63b" officeooo:paragraph-rsid="004cc63b" fo:background-color="#e8f2fe" style:font-size-asian="10pt"/>
    </style:style>
    <style:style style:name="P14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dbdaf" officeooo:paragraph-rsid="001dbdaf"/>
    </style:style>
    <style:style style:name="P14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646464" style:font-name="Monospace" fo:font-size="10pt" officeooo:rsid="003b870f" officeooo:paragraph-rsid="003b870f" fo:background-color="#d4d4d4" style:font-size-asian="10pt"/>
    </style:style>
    <style:style style:name="P14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ef2929" style:font-name="Monospace" fo:font-size="10pt" style:text-underline-style="solid" style:text-underline-width="auto" style:text-underline-color="font-color" officeooo:rsid="003c6a86" officeooo:paragraph-rsid="003c6a86" fo:background-color="transparent" style:font-size-asian="10pt"/>
    </style:style>
    <style:style style:name="P14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ef2929" style:font-name="Monospace" fo:font-size="10pt" style:text-underline-style="solid" style:text-underline-width="auto" style:text-underline-color="font-color" officeooo:rsid="003b870f" officeooo:paragraph-rsid="0041c44e" fo:background-color="transparent" style:font-size-asian="10pt"/>
    </style:style>
    <style:style style:name="P14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8080" style:font-name="Monospace" fo:font-size="10pt" style:text-underline-style="none" officeooo:rsid="004870c8" officeooo:paragraph-rsid="00484bc3" fo:background-color="transparent" style:font-size-asian="10pt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Monospace" fo:font-size="10pt" style:font-size-asian="10pt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Monospace" fo:font-size="10pt" officeooo:paragraph-rsid="00648129" style:font-size-asian="10pt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52" style:family="paragraph" style:parent-style-name="Standard">
      <style:text-properties officeooo:rsid="001dbdaf" officeooo:paragraph-rsid="001dbdaf"/>
    </style:style>
    <style:style style:name="P15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dbdaf" officeooo:paragraph-rsid="001dbdaf"/>
    </style:style>
    <style:style style:name="T1" style:family="text">
      <style:text-properties fo:color="#008080"/>
    </style:style>
    <style:style style:name="T2" style:family="text">
      <style:text-properties fo:color="#008080" style:font-name="Monospace" fo:font-size="10pt" style:font-size-asian="10pt"/>
    </style:style>
    <style:style style:name="T3" style:family="text">
      <style:text-properties fo:color="#008080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3f7f7f"/>
    </style:style>
    <style:style style:name="T5" style:family="text">
      <style:text-properties fo:color="#3f7f7f" style:font-name="Monospace" fo:font-size="10pt" style:font-size-asian="10pt"/>
    </style:style>
    <style:style style:name="T6" style:family="text">
      <style:text-properties fo:color="#3f7f7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363636"/>
    </style:style>
    <style:style style:name="T8" style:family="text">
      <style:text-properties fo:color="#363636" style:font-name="Monospace" fo:font-size="10pt" style:font-size-asian="10pt"/>
    </style:style>
    <style:style style:name="T9" style:family="text">
      <style:text-properties fo:color="#363636" style:font-name="Monospace" fo:font-size="10pt" officeooo:rsid="00573393" style:font-size-asian="10pt"/>
    </style:style>
    <style:style style:name="T10" style:family="text">
      <style:text-properties fo:color="#363636" style:font-name="Monospace" fo:font-size="10pt" officeooo:rsid="005b1d72" style:font-size-asian="10pt"/>
    </style:style>
    <style:style style:name="T11" style:family="text">
      <style:text-properties fo:color="#363636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363636" style:text-underline-style="solid" style:text-underline-width="auto" style:text-underline-color="font-color" fo:background-color="#ffffff" loext:char-shading-value="0"/>
    </style:style>
    <style:style style:name="T13" style:family="text">
      <style:text-properties fo:color="#363636" officeooo:rsid="005b1d72"/>
    </style:style>
    <style:style style:name="T14" style:family="text">
      <style:text-properties fo:color="#3f7f5f"/>
    </style:style>
    <style:style style:name="T15" style:family="text">
      <style:text-properties fo:color="#3f7f5f" style:font-name="Monospace" fo:font-size="10pt" style:font-size-asian="10pt"/>
    </style:style>
    <style:style style:name="T1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3f7f5f" style:font-name="Monospace" fo:font-size="10pt" style:text-underline-style="none" officeooo:rsid="005f0a28" fo:background-color="transparent" loext:char-shading-value="0" style:font-size-asian="10pt"/>
    </style:style>
    <style:style style:name="T18" style:family="text">
      <style:text-properties fo:color="#3f7f5f" style:text-underline-style="solid" style:text-underline-width="auto" style:text-underline-color="font-color"/>
    </style:style>
    <style:style style:name="T19" style:family="text">
      <style:text-properties fo:color="#646464"/>
    </style:style>
    <style:style style:name="T20" style:family="text">
      <style:text-properties fo:color="#646464" style:font-name="Monospace" fo:font-size="10pt" style:font-size-asian="10pt"/>
    </style:style>
    <style:style style:name="T21" style:family="text">
      <style:text-properties fo:color="#646464" style:font-name="Monospace" fo:font-size="10pt" officeooo:rsid="002631b1" style:font-size-asian="10pt"/>
    </style:style>
    <style:style style:name="T22" style:family="text">
      <style:text-properties fo:color="#646464" fo:background-color="#e8f2fe" loext:char-shading-value="0"/>
    </style:style>
    <style:style style:name="T23" style:family="text">
      <style:text-properties fo:color="#646464" officeooo:rsid="0029eddf" fo:background-color="#e8f2fe" loext:char-shading-value="0"/>
    </style:style>
    <style:style style:name="T24" style:family="text">
      <style:text-properties fo:color="#646464" style:text-underline-style="solid" style:text-underline-width="auto" style:text-underline-color="font-color" fo:background-color="#ffffff" loext:char-shading-value="0"/>
    </style:style>
    <style:style style:name="T25" style:family="text">
      <style:text-properties fo:color="#646464" fo:background-color="#d4d4d4" loext:char-shading-value="0"/>
    </style:style>
    <style:style style:name="T26" style:family="text">
      <style:text-properties fo:color="#646464" fo:background-color="transparent" loext:char-shading-value="0"/>
    </style:style>
    <style:style style:name="T27" style:family="text">
      <style:text-properties fo:color="#000000" style:font-name="Monospace" fo:font-size="10pt" style:font-size-asian="10pt"/>
    </style:style>
    <style:style style:name="T28" style:family="text">
      <style:text-properties fo:color="#000000" style:font-name="Monospace" fo:font-size="10pt" officeooo:rsid="001dbdaf" style:font-size-asian="10pt"/>
    </style:style>
    <style:style style:name="T29" style:family="text">
      <style:text-properties fo:color="#000000" style:font-name="Monospace" fo:font-size="10pt" officeooo:rsid="002631b1" style:font-size-asian="10pt"/>
    </style:style>
    <style:style style:name="T30" style:family="text">
      <style:text-properties fo:color="#000000" style:font-name="Monospace" fo:font-size="10pt" fo:font-style="italic" style:font-size-asian="10pt" style:font-style-asian="italic"/>
    </style:style>
    <style:style style:name="T31" style:family="text">
      <style:text-properties fo:color="#000000" style:font-name="Monospace" fo:font-size="10pt" fo:background-color="transparent" loext:char-shading-value="0" style:font-size-asian="10pt"/>
    </style:style>
    <style:style style:name="T32" style:family="text">
      <style:text-properties fo:color="#000000" style:font-name="Monospace" fo:font-size="10pt" officeooo:rsid="00298ba2" fo:background-color="transparent" loext:char-shading-value="0" style:font-size-asian="10pt"/>
    </style:style>
    <style:style style:name="T33" style:family="text">
      <style:text-properties fo:color="#000000" style:font-name="Monospace" fo:font-size="10pt" officeooo:rsid="0037457a" fo:background-color="transparent" loext:char-shading-value="0" style:font-size-asian="10pt"/>
    </style:style>
    <style:style style:name="T34" style:family="text">
      <style:text-properties fo:color="#000000" style:font-name="Monospace" fo:font-size="10pt" fo:background-color="#d4d4d4" loext:char-shading-value="0" style:font-size-asian="10pt"/>
    </style:style>
    <style:style style:name="T35" style:family="text">
      <style:text-properties fo:color="#000000" style:font-name="Monospace" fo:font-size="10pt" style:text-underline-style="none" officeooo:rsid="005939cc" fo:background-color="#e8f2fe" loext:char-shading-value="0" style:font-size-asian="10pt"/>
    </style:style>
    <style:style style:name="T36" style:family="text">
      <style:text-properties fo:color="#000000" style:text-underline-style="none" officeooo:rsid="003b870f" fo:background-color="transparent" loext:char-shading-value="0"/>
    </style:style>
    <style:style style:name="T37" style:family="text">
      <style:text-properties fo:color="#2a00ff"/>
    </style:style>
    <style:style style:name="T38" style:family="text">
      <style:text-properties fo:color="#2a00ff" style:font-name="Monospace" fo:font-size="10pt" style:font-size-asian="10pt"/>
    </style:style>
    <style:style style:name="T39" style:family="text">
      <style:text-properties fo:color="#2a00ff" style:font-name="Monospace" fo:font-size="10pt" officeooo:rsid="001dbdaf" style:font-size-asian="10pt"/>
    </style:style>
    <style:style style:name="T40" style:family="text">
      <style:text-properties fo:color="#2a00ff" style:font-name="Monospace" fo:font-size="10pt" officeooo:rsid="002631b1" style:font-size-asian="10pt"/>
    </style:style>
    <style:style style:name="T41" style:family="text">
      <style:text-properties fo:color="#2a00ff" fo:background-color="#e8f2fe" loext:char-shading-value="0"/>
    </style:style>
    <style:style style:name="T42" style:family="text">
      <style:text-properties fo:color="#2a00ff" fo:background-color="transparent" loext:char-shading-value="0"/>
    </style:style>
    <style:style style:name="T43" style:family="text">
      <style:text-properties fo:background-color="#d4d4d4" loext:char-shading-value="0"/>
    </style:style>
    <style:style style:name="T44" style:family="text">
      <style:text-properties officeooo:rsid="0020e160" fo:background-color="#d4d4d4" loext:char-shading-value="0"/>
    </style:style>
    <style:style style:name="T45" style:family="text">
      <style:text-properties fo:color="#3f5fbf"/>
    </style:style>
    <style:style style:name="T46" style:family="text">
      <style:text-properties fo:color="#3f5fbf" style:font-name="Monospace" fo:font-size="10pt" style:font-size-asian="10pt"/>
    </style:style>
    <style:style style:name="T47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48" style:family="text">
      <style:text-properties fo:color="#3f5fbf" style:text-underline-style="solid" style:text-underline-width="auto" style:text-underline-color="font-color"/>
    </style:style>
    <style:style style:name="T49" style:family="text">
      <style:text-properties fo:color="#3f5fbf" officeooo:rsid="004a41b4"/>
    </style:style>
    <style:style style:name="T50" style:family="text">
      <style:text-properties fo:color="#7f0055" style:font-name="Monospace" fo:font-size="10pt" fo:font-weight="bold" style:font-size-asian="10pt" style:font-weight-asian="bold"/>
    </style:style>
    <style:style style:name="T51" style:family="text">
      <style:text-properties fo:color="#7f0055" style:font-name="Monospace" fo:font-size="10pt" fo:font-weight="bold" fo:background-color="#d4d4d4" loext:char-shading-value="0" style:font-size-asian="10pt" style:font-weight-asian="bold"/>
    </style:style>
    <style:style style:name="T52" style:family="text">
      <style:text-properties fo:color="#7f0055" fo:font-weight="bold" style:font-weight-asian="bold"/>
    </style:style>
    <style:style style:name="T53" style:family="text">
      <style:text-properties fo:color="#7f0055" fo:font-weight="bold" fo:background-color="#e8f2fe" loext:char-shading-value="0" style:font-weight-asian="bold"/>
    </style:style>
    <style:style style:name="T54" style:family="text">
      <style:text-properties fo:color="#0000c0"/>
    </style:style>
    <style:style style:name="T55" style:family="text">
      <style:text-properties fo:color="#0000c0" style:font-name="Monospace" fo:font-size="10pt" style:font-size-asian="10pt"/>
    </style:style>
    <style:style style:name="T56" style:family="text">
      <style:text-properties fo:color="#0000c0" style:font-name="Monospace" fo:font-size="10pt" officeooo:rsid="002631b1" style:font-size-asian="10pt"/>
    </style:style>
    <style:style style:name="T5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8" style:family="text">
      <style:text-properties fo:color="#0000c0" fo:font-style="italic" fo:font-weight="bold" style:font-style-asian="italic" style:font-weight-asian="bold"/>
    </style:style>
    <style:style style:name="T59" style:family="text">
      <style:text-properties fo:color="#0000c0" fo:font-style="italic" fo:font-weight="bold" fo:background-color="transparent" loext:char-shading-value="0" style:font-style-asian="italic" style:font-weight-asian="bold"/>
    </style:style>
    <style:style style:name="T60" style:family="text">
      <style:text-properties fo:background-color="#e8f2fe" loext:char-shading-value="0"/>
    </style:style>
    <style:style style:name="T61" style:family="text">
      <style:text-properties officeooo:rsid="0029eddf"/>
    </style:style>
    <style:style style:name="T62" style:family="text">
      <style:text-properties fo:color="#6a3e3e"/>
    </style:style>
    <style:style style:name="T63" style:family="text">
      <style:text-properties fo:color="#6a3e3e" style:font-name="Monospace" fo:font-size="10pt" fo:background-color="#f0d8a8" loext:char-shading-value="0" style:font-size-asian="10pt"/>
    </style:style>
    <style:style style:name="T64" style:family="text">
      <style:text-properties fo:color="#6a3e3e" style:font-name="Monospace" fo:font-size="10pt" fo:background-color="#d4d4d4" loext:char-shading-value="0" style:font-size-asian="10pt"/>
    </style:style>
    <style:style style:name="T65" style:family="text">
      <style:text-properties fo:color="#6a3e3e" style:font-name="Monospace" fo:font-size="10pt" style:font-size-asian="10pt"/>
    </style:style>
    <style:style style:name="T66" style:family="text">
      <style:text-properties officeooo:rsid="002bb576"/>
    </style:style>
    <style:style style:name="T67" style:family="text">
      <style:text-properties officeooo:rsid="002d5c91"/>
    </style:style>
    <style:style style:name="T68" style:family="text">
      <style:text-properties officeooo:rsid="002f3470"/>
    </style:style>
    <style:style style:name="T69" style:family="text">
      <style:text-properties officeooo:rsid="00333b2f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style:text-underline-style="solid" style:text-underline-width="auto" style:text-underline-color="font-color" fo:background-color="#d4d4d4" loext:char-shading-value="0"/>
    </style:style>
    <style:style style:name="T72" style:family="text">
      <style:text-properties officeooo:rsid="0037457a"/>
    </style:style>
    <style:style style:name="T73" style:family="text">
      <style:text-properties officeooo:rsid="003c6a86"/>
    </style:style>
    <style:style style:name="T74" style:family="text">
      <style:text-properties fo:color="#ef2929"/>
    </style:style>
    <style:style style:name="T75" style:family="text">
      <style:text-properties fo:color="#ef2929" style:text-underline-style="solid" style:text-underline-width="auto" style:text-underline-color="font-color"/>
    </style:style>
    <style:style style:name="T76" style:family="text">
      <style:text-properties fo:color="#ef2929" style:text-underline-style="solid" style:text-underline-width="auto" style:text-underline-color="font-color" officeooo:rsid="003b870f" fo:background-color="transparent" loext:char-shading-value="0"/>
    </style:style>
    <style:style style:name="T77" style:family="text">
      <style:text-properties fo:color="#ef2929" style:text-underline-style="solid" style:text-underline-width="auto" style:text-underline-color="font-color" fo:background-color="#e8f2fe" loext:char-shading-value="0"/>
    </style:style>
    <style:style style:name="T78" style:family="text">
      <style:text-properties fo:color="#ef2929" style:font-name="Monospace" fo:font-size="10pt" style:font-size-asian="10pt"/>
    </style:style>
    <style:style style:name="T79" style:family="text">
      <style:text-properties fo:color="#ef2929" style:font-name="Monospace" fo:font-size="10pt" style:text-underline-style="solid" style:text-underline-width="auto" style:text-underline-color="font-color" style:font-size-asian="10pt"/>
    </style:style>
    <style:style style:name="T80" style:family="text">
      <style:text-properties fo:color="#ef2929" style:text-underline-style="none" officeooo:rsid="003b870f" fo:background-color="transparent" loext:char-shading-value="0"/>
    </style:style>
    <style:style style:name="T81" style:family="text">
      <style:text-properties officeooo:rsid="003f2b80"/>
    </style:style>
    <style:style style:name="T82" style:family="text">
      <style:text-properties officeooo:rsid="0041c44e"/>
    </style:style>
    <style:style style:name="T83" style:family="text">
      <style:text-properties officeooo:rsid="00422394"/>
    </style:style>
    <style:style style:name="T84" style:family="text">
      <style:text-properties fo:background-color="transparent" loext:char-shading-value="0"/>
    </style:style>
    <style:style style:name="T85" style:family="text">
      <style:text-properties officeooo:rsid="003b870f" fo:background-color="transparent" loext:char-shading-value="0"/>
    </style:style>
    <style:style style:name="T86" style:family="text">
      <style:text-properties officeooo:rsid="00422394" fo:background-color="transparent" loext:char-shading-value="0"/>
    </style:style>
    <style:style style:name="T87" style:family="text">
      <style:text-properties officeooo:rsid="00450cf2" fo:background-color="transparent" loext:char-shading-value="0"/>
    </style:style>
    <style:style style:name="T88" style:family="text">
      <style:text-properties officeooo:rsid="00484bc3"/>
    </style:style>
    <style:style style:name="T89" style:family="text">
      <style:text-properties officeooo:rsid="004870c8"/>
    </style:style>
    <style:style style:name="T90" style:family="text">
      <style:text-properties officeooo:rsid="004a41b4"/>
    </style:style>
    <style:style style:name="T91" style:family="text">
      <style:text-properties officeooo:rsid="004dfe9d"/>
    </style:style>
    <style:style style:name="T92" style:family="text">
      <style:text-properties officeooo:rsid="004eb678"/>
    </style:style>
    <style:style style:name="T93" style:family="text">
      <style:text-properties officeooo:rsid="00508e66"/>
    </style:style>
    <style:style style:name="T94" style:family="text">
      <style:text-properties officeooo:rsid="00573393"/>
    </style:style>
    <style:style style:name="T95" style:family="text">
      <style:text-properties officeooo:rsid="005939cc"/>
    </style:style>
    <style:style style:name="T96" style:family="text">
      <style:text-properties officeooo:rsid="005b1d72"/>
    </style:style>
    <style:style style:name="T97" style:family="text">
      <style:text-properties officeooo:rsid="00606d58"/>
    </style:style>
    <style:style style:name="T98" style:family="text">
      <style:text-properties fo:color="#ce181e"/>
    </style:style>
    <style:style style:name="T99" style:family="text">
      <style:text-properties fo:color="#ce181e" officeooo:rsid="00648129"/>
    </style:style>
    <style:style style:name="T100" style:family="text">
      <style:text-properties officeooo:rsid="00650087"/>
    </style:style>
    <style:style style:name="T101" style:family="text">
      <style:text-properties officeooo:rsid="0067bd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视频教学：<text:a xlink:type="simple" xlink:href="https://www.bilibili.com/video/BV1WE4114795/" text:style-name="Internet_20_link" text:visited-style-name="Visited_20_Internet_20_Link">https://www.bilibili.com/video/BV1WE4114795/</text:a></text:p>
      <text:p text:style-name="P1">说明：此文件为个人笔记，描述有误，含糊或者不明白联系本人<text:span text:style-name="T101">QQ194067908或者观看视频教学</text:span></text:p>
      <text:p text:style-name="P144">上传仅为防丢失</text:p>
      <text:p text:style-name="P1"/>
      <text:p text:style-name="P1"/>
      <text:p text:style-name="P1">pom文件配置：</text:p>
      <text:p text:style-name="P1">父级依赖：</text:p>
      <text:p text:style-name="P1"><text:span text:style-name="T2">&lt;</text:span><text:span text:style-name="T5">parent</text:span><text:span text:style-name="T2">&gt;</text:span></text:p>
      <text:p text:style-name="P87"><text:span text:style-name="T8"><text:s text:c="4"/></text:span><text:span text:style-name="T2">&lt;</text:span><text:span text:style-name="T5">groupId</text:span><text:span text:style-name="T2">&gt;</text:span><text:span text:style-name="T8">org.springframework.boot</text:span><text:span text:style-name="T2">&lt;/</text:span><text:span text:style-name="T5">groupId</text:span><text:span text:style-name="T2">&gt;</text:span></text:p>
      <text:p text:style-name="P87"><text:span text:style-name="T8"><text:s text:c="4"/></text:span><text:span text:style-name="T2">&lt;</text:span><text:span text:style-name="T5">artifactId</text:span><text:span text:style-name="T2">&gt;</text:span><text:span text:style-name="T8">spring-boot-starter-parent</text:span><text:span text:style-name="T2">&lt;/</text:span><text:span text:style-name="T5">artifactId</text:span><text:span text:style-name="T2">&gt;</text:span></text:p>
      <text:p text:style-name="P87"><text:span text:style-name="T8"><text:s text:c="4"/></text:span><text:span text:style-name="T2">&lt;</text:span><text:span text:style-name="T5">version</text:span><text:span text:style-name="T2">&gt;</text:span><text:span text:style-name="T8">1.5.6.RELEASE</text:span><text:span text:style-name="T2">&lt;/</text:span><text:span text:style-name="T5">version</text:span><text:span text:style-name="T2">&gt;</text:span></text:p>
      <text:p text:style-name="P1"><text:span text:style-name="T8"><text:s text:c="2"/></text:span><text:span text:style-name="T2">&lt;/</text:span><text:span text:style-name="T5">parent</text:span><text:span text:style-name="T2">&gt;</text:span></text:p>
      <text:p text:style-name="P3"/>
      <text:p text:style-name="P12">引入 Spring spingmvc依赖</text:p>
      <text:p text:style-name="P1"><text:span text:style-name="T8"><text:s/></text:span><text:span text:style-name="T2">&lt;</text:span><text:span text:style-name="T5">dependencies</text:span><text:span text:style-name="T2">&gt;</text:span></text:p>
      <text:p text:style-name="P87"><text:span text:style-name="T8"><text:s text:c="4"/></text:span><text:span text:style-name="T2">&lt;</text:span><text:span text:style-name="T5">dependency</text:span><text:span text:style-name="T2">&gt;</text:span></text:p>
      <text:p text:style-name="P87"><text:span text:style-name="T8"><text:s text:c="6"/></text:span><text:span text:style-name="T2">&lt;</text:span><text:span text:style-name="T5">groupId</text:span><text:span text:style-name="T2">&gt;</text:span><text:span text:style-name="T8">org.springframework.boot</text:span><text:span text:style-name="T2">&lt;/</text:span><text:span text:style-name="T5">groupId</text:span><text:span text:style-name="T2">&gt;</text:span></text:p>
      <text:p text:style-name="P87"><text:span text:style-name="T8"><text:s text:c="6"/></text:span><text:span text:style-name="T2">&lt;</text:span><text:span text:style-name="T5">artifactId</text:span><text:span text:style-name="T2">&gt;</text:span><text:span text:style-name="T8">spring-boot-starter-web</text:span><text:span text:style-name="T2">&lt;/</text:span><text:span text:style-name="T5">artifactId</text:span><text:span text:style-name="T2">&gt;</text:span></text:p>
      <text:p text:style-name="P87"><text:span text:style-name="T8"><text:s text:c="4"/></text:span><text:span text:style-name="T2">&lt;/</text:span><text:span text:style-name="T5">dependency</text:span><text:span text:style-name="T2">&gt;</text:span></text:p>
      <text:p text:style-name="P144"><text:span text:style-name="T8"><text:s text:c="2"/></text:span><text:span text:style-name="T2">&lt;/</text:span><text:span text:style-name="T5">dependencies</text:span><text:span text:style-name="T2">&gt;</text:span></text:p>
      <text:p text:style-name="P12"/>
      <text:p text:style-name="P12">开启自动配置：</text:p>
      <text:p text:style-name="P66">//(exclude = {})排除自动配置</text:p>
      <text:p text:style-name="P68">@EnableAutoConfiguration</text:p>
      <text:p text:style-name="P68"/>
      <text:p text:style-name="P12">全局配置文件 application.properties：</text:p>
      <text:p text:style-name="P12">更改端口：server.port={port}</text:p>
      <text:p text:style-name="P12">更改上下文路径：server.context-path=/{path}</text:p>
      <text:p text:style-name="P12">添加属性：{perfixName.name}={value}</text:p>
      <text:p text:style-name="P12">在class文件获取属性：</text:p>
      <text:p text:style-name="P12">1、@Value(“${perfixName.name}”)</text:p>
      <text:p text:style-name="P12"><text:s text:c="5"/>private String name;</text:p>
      <text:p text:style-name="P2"><text:span text:style-name="T28">2、</text:span><text:span text:style-name="T15">//读取properties文件</text:span></text:p>
      <text:p text:style-name="P2"><text:span text:style-name="T20">@ConfigurationProperties</text:span><text:span text:style-name="T27">(prefix = </text:span><text:span text:style-name="T38">"</text:span><text:span text:style-name="T39">{</text:span><text:span text:style-name="T28">perfixName</text:span><text:span text:style-name="T39">}</text:span><text:span text:style-name="T38">"</text:span><text:span text:style-name="T27">)</text:span><text:span text:style-name="T28"> </text:span></text:p>
      <text:p text:style-name="P12">private String name;</text:p>
      <text:p text:style-name="P138">添加set/get方法</text:p>
      <text:p text:style-name="P12"/>
      <text:p text:style-name="P14">profile配置：</text:p>
      <text:p text:style-name="P14">生产环境：application-prod.ptoperties</text:p>
      <text:p text:style-name="P14">测试环境：application-sit.ptoperties</text:p>
      <text:p text:style-name="P14">开发：application-dev.ptoperties</text:p>
      <text:p text:style-name="P137">指定文件：spring.profiles.active={dev/sit/prod}</text:p>
      <text:p text:style-name="P13"/>
      <text:p text:style-name="P15">自动配置的原理：</text:p>
      <text:p text:style-name="P15"><text:span text:style-name="T43">SpringApplication中层层调用/</text:span><text:span text:style-name="T44">META-INF/spring.factories文件</text:span></text:p>
      <text:p text:style-name="P16">通过spring.factories找到类中的属性并将他们实例化</text:p>
      <text:p text:style-name="P131"/>
      <text:p text:style-name="P19"/>
      <text:p text:style-name="P19"/>
      <text:p text:style-name="P17">创建父级工程管理jar包</text:p>
      <text:p text:style-name="P17"><text:soft-page-break/>创建maven工程，选择pom</text:p>
      <text:p text:style-name="P17">引入依赖：</text:p>
      <text:p text:style-name="P16"><text:span text:style-name="T1">&lt;</text:span><text:span text:style-name="T4">dependencyManagement</text:span><text:span text:style-name="T1">&gt;</text:span></text:p>
      <text:p text:style-name="P87"><text:span text:style-name="T8"><text:s text:c="4"/></text:span><text:span text:style-name="T2">&lt;</text:span><text:span text:style-name="T5">dependencies</text:span><text:span text:style-name="T2">&gt;</text:span></text:p>
      <text:p text:style-name="P87"><text:span text:style-name="T8"><text:s text:c="6"/></text:span><text:span text:style-name="T2">&lt;</text:span><text:span text:style-name="T5">dependency</text:span><text:span text:style-name="T2">&gt;</text:span></text:p>
      <text:p text:style-name="P87"><text:span text:style-name="T8"><text:s text:c="8"/></text:span><text:span text:style-name="T2">&lt;</text:span><text:span text:style-name="T5">groupId</text:span><text:span text:style-name="T2">&gt;</text:span><text:span text:style-name="T8">org.springframework.boot</text:span><text:span text:style-name="T2">&lt;/</text:span><text:span text:style-name="T5">groupId</text:span><text:span text:style-name="T2">&gt;</text:span></text:p>
      <text:p text:style-name="P87"><text:span text:style-name="T8"><text:tab/> <text:s text:c="3"/></text:span><text:span text:style-name="T2">&lt;</text:span><text:span text:style-name="T5">artifactId</text:span><text:span text:style-name="T2">&gt;</text:span><text:span text:style-name="T8">spring-boot-dependencies</text:span><text:span text:style-name="T2">&lt;/</text:span><text:span text:style-name="T5">artifactId</text:span><text:span text:style-name="T2">&gt;</text:span></text:p>
      <text:p text:style-name="P87"><text:span text:style-name="T8"><text:tab/> <text:s text:c="3"/></text:span><text:span text:style-name="T2">&lt;</text:span><text:span text:style-name="T5">version</text:span><text:span text:style-name="T2">&gt;</text:span><text:span text:style-name="T8">1.5.6.RELEASE</text:span><text:span text:style-name="T2">&lt;/</text:span><text:span text:style-name="T5">version</text:span><text:span text:style-name="T2">&gt;</text:span></text:p>
      <text:p text:style-name="P87"><text:span text:style-name="T8"><text:tab/> <text:s text:c="3"/></text:span><text:span text:style-name="T2">&lt;</text:span><text:span text:style-name="T5">type</text:span><text:span text:style-name="T2">&gt;</text:span><text:span text:style-name="T8">pom</text:span><text:span text:style-name="T2">&lt;/</text:span><text:span text:style-name="T5">type</text:span><text:span text:style-name="T2">&gt;</text:span></text:p>
      <text:p text:style-name="P87"><text:span text:style-name="T8"><text:tab/> <text:s text:c="3"/></text:span><text:span text:style-name="T2">&lt;</text:span><text:span text:style-name="T5">scope</text:span><text:span text:style-name="T2">&gt;</text:span><text:span text:style-name="T8">import</text:span><text:span text:style-name="T2">&lt;/</text:span><text:span text:style-name="T5">scope</text:span><text:span text:style-name="T2">&gt;</text:span></text:p>
      <text:p text:style-name="P87"><text:span text:style-name="T8"><text:s text:c="6"/></text:span><text:span text:style-name="T2">&lt;/</text:span><text:span text:style-name="T5">dependency</text:span><text:span text:style-name="T2">&gt;</text:span></text:p>
      <text:p text:style-name="P87"><text:span text:style-name="T8"><text:s text:c="4"/></text:span><text:span text:style-name="T2">&lt;/</text:span><text:span text:style-name="T5">dependencies</text:span><text:span text:style-name="T2">&gt;</text:span></text:p>
      <text:p text:style-name="P16"><text:span text:style-name="T7"><text:s text:c="2"/></text:span><text:span text:style-name="T1">&lt;/</text:span><text:span text:style-name="T4">dependencyManagement</text:span><text:span text:style-name="T1">&gt;</text:span></text:p>
      <text:p text:style-name="P4"/>
      <text:p text:style-name="P17">右击父工程创建maven模块</text:p>
      <text:p text:style-name="P131"/>
      <text:p text:style-name="P19"/>
      <text:p text:style-name="P17"/>
      <text:p text:style-name="P18">整合测试：</text:p>
      <text:p text:style-name="P18">引入依赖：</text:p>
      <text:p text:style-name="P78">&lt;!-- 测试依赖 --&gt;</text:p>
      <text:p text:style-name="P87"><text:span text:style-name="T8"><text:s text:c="4"/></text:span><text:span text:style-name="T2">&lt;</text:span><text:span text:style-name="T5">dependency</text:span><text:span text:style-name="T2">&gt;</text:span></text:p>
      <text:p text:style-name="P87"><text:span text:style-name="T8"><text:s text:c="6"/></text:span><text:span text:style-name="T2">&lt;</text:span><text:span text:style-name="T5">groupId</text:span><text:span text:style-name="T2">&gt;</text:span><text:span text:style-name="T8">org.springframework.boot</text:span><text:span text:style-name="T2">&lt;/</text:span><text:span text:style-name="T5">groupId</text:span><text:span text:style-name="T2">&gt;</text:span></text:p>
      <text:p text:style-name="P87"><text:span text:style-name="T8"><text:s text:c="6"/></text:span><text:span text:style-name="T2">&lt;</text:span><text:span text:style-name="T5">artifactId</text:span><text:span text:style-name="T2">&gt;</text:span><text:span text:style-name="T8">spring-boot-starter-test</text:span><text:span text:style-name="T2">&lt;/</text:span><text:span text:style-name="T5">artifactId</text:span><text:span text:style-name="T2">&gt;</text:span></text:p>
      <text:p text:style-name="P87"><text:span text:style-name="T8"><text:s text:c="4"/></text:span><text:span text:style-name="T2">&lt;/</text:span><text:span text:style-name="T5">dependency</text:span><text:span text:style-name="T2">&gt;</text:span></text:p>
      <text:p text:style-name="P87"><text:span text:style-name="T8"><text:s text:c="4"/></text:span><text:span text:style-name="T46">&lt;!-- 测试依赖</text:span><text:span text:style-name="T47">junit</text:span><text:span text:style-name="T46"> --&gt;</text:span></text:p>
      <text:p text:style-name="P87"><text:span text:style-name="T8"><text:s text:c="4"/></text:span><text:span text:style-name="T2">&lt;</text:span><text:span text:style-name="T5">dependency</text:span><text:span text:style-name="T2">&gt;</text:span></text:p>
      <text:p text:style-name="P87"><text:span text:style-name="T8"><text:s text:c="6"/></text:span><text:span text:style-name="T2">&lt;</text:span><text:span text:style-name="T5">groupId</text:span><text:span text:style-name="T2">&gt;</text:span><text:span text:style-name="T8">junit</text:span><text:span text:style-name="T2">&lt;/</text:span><text:span text:style-name="T5">groupId</text:span><text:span text:style-name="T2">&gt;</text:span></text:p>
      <text:p text:style-name="P87"><text:span text:style-name="T8"><text:s text:c="6"/></text:span><text:span text:style-name="T2">&lt;</text:span><text:span text:style-name="T5">artifactId</text:span><text:span text:style-name="T2">&gt;</text:span><text:span text:style-name="T8">junit</text:span><text:span text:style-name="T2">&lt;/</text:span><text:span text:style-name="T5">artifactId</text:span><text:span text:style-name="T2">&gt;</text:span></text:p>
      <text:p text:style-name="P87"><text:span text:style-name="T8"><text:s text:c="6"/></text:span><text:span text:style-name="T2">&lt;</text:span><text:span text:style-name="T5">scope</text:span><text:span text:style-name="T2">&gt;</text:span><text:span text:style-name="T8">test</text:span><text:span text:style-name="T2">&lt;/</text:span><text:span text:style-name="T5">scope</text:span><text:span text:style-name="T2">&gt;</text:span></text:p>
      <text:p text:style-name="P18"><text:span text:style-name="T7"><text:s text:c="4"/></text:span><text:span text:style-name="T1">&lt;/</text:span><text:span text:style-name="T4">dependency</text:span><text:span text:style-name="T1">&gt;</text:span></text:p>
      <text:p text:style-name="P5"/>
      <text:p text:style-name="P18">在./test/java目录下创建包并创建测试类</text:p>
      <text:p text:style-name="P18">类头注解：</text:p>
      <text:p text:style-name="P18">测试什么：<text:span text:style-name="T19">@SpringBootTest</text:span>(classes = {class}.<text:span text:style-name="T52">class</text:span>)</text:p>
      <text:p text:style-name="P87"><text:span text:style-name="T20">怎么测</text:span><text:span text:style-name="T21">：</text:span><text:span text:style-name="T20">@RunWith</text:span><text:span text:style-name="T27">(SpringJUnit4ClassRunner.</text:span><text:span text:style-name="T50">class</text:span><text:span text:style-name="T27">)</text:span></text:p>
      <text:p text:style-name="P69">配置：@WebAppConfiguration</text:p>
      <text:p text:style-name="P69"/>
      <text:p text:style-name="P69">注入测试类：</text:p>
      <text:p text:style-name="P69">@Autowired</text:p>
      <text:p text:style-name="P18"><text:span text:style-name="T52">private</text:span> {class} <text:span text:style-name="T54">name</text:span>;</text:p>
      <text:p text:style-name="P18">测试方法：</text:p>
      <text:p text:style-name="P69">@Test</text:p>
      <text:p text:style-name="P87"><text:span text:style-name="T50">public</text:span><text:span text:style-name="T27"> </text:span><text:span text:style-name="T50">void</text:span><text:span text:style-name="T27"> </text:span><text:span text:style-name="T29">methodname</text:span><text:span text:style-name="T27">() {</text:span></text:p>
      <text:p text:style-name="P87"><text:span text:style-name="T27"><text:s text:c="5"/>TestCase.</text:span><text:span text:style-name="T30">assertEquals</text:span><text:span text:style-name="T27">(</text:span><text:span text:style-name="T50">this</text:span><text:span text:style-name="T27">.</text:span><text:span text:style-name="T56">{name}</text:span><text:span text:style-name="T27">.</text:span><text:span text:style-name="T29">{method}</text:span><text:span text:style-name="T27">, </text:span><text:span text:style-name="T38">"</text:span><text:span text:style-name="T40">{string}</text:span><text:span text:style-name="T38">"</text:span><text:span text:style-name="T27">);</text:span></text:p>
      <text:p text:style-name="P18">}</text:p>
      <text:p text:style-name="P131"/>
      <text:p text:style-name="P19"/>
      <text:p text:style-name="P19"/>
      <text:p text:style-name="P22">程序启动类：</text:p>
      <text:p text:style-name="P22">注解：</text:p>
      <text:p text:style-name="P79"><text:span text:style-name="T32">1、</text:span><text:span text:style-name="T15">//开启自动配置</text:span></text:p>
      <text:p text:style-name="P94"><text:s text:c="6"/>//(exclude = {})排除自动配置</text:p>
      <text:p text:style-name="P96"><text:soft-page-break/><text:s text:c="4"/>@EnableAutoConfiguration</text:p>
      <text:p text:style-name="P94"><text:s text:c="4"/>//开启扫描</text:p>
      <text:p text:style-name="P22"><text:span text:style-name="T19"><text:s text:c="3"/>@ComponentScan</text:span>(<text:span text:style-name="T37">"com.boot.controller"</text:span>)</text:p>
      <text:p text:style-name="P22">2、组合注解：<text:span text:style-name="T61">默认情况下扫描当前包及其子包</text:span></text:p>
      <text:p text:style-name="P22"><text:span text:style-name="T22">@SpringBootApplication</text:span><text:span text:style-name="T60">(scanBasePackages = </text:span><text:span text:style-name="T41">"com.boot.controller"</text:span><text:span text:style-name="T60">)</text:span></text:p>
      <text:p text:style-name="P132"/>
      <text:p text:style-name="P72"/>
      <text:p text:style-name="P20"><text:span text:style-name="T22">@ResponseBody注解</text:span><text:span text:style-name="T23">：</text:span></text:p>
      <text:p text:style-name="P23">返回Restful内容，不使用该注解会发生注解</text:p>
      <text:p text:style-name="P23"/>
      <text:p text:style-name="P20"><text:span text:style-name="T61">也可以用在类头用@RestController注解，此后每个mapping不用在添加</text:span>@ResponseBody</text:p>
      <text:p text:style-name="P23"/>
      <text:p text:style-name="P23">支持Rest风格</text:p>
      <text:p text:style-name="P87"><text:span text:style-name="T20">@RequestMapping</text:span><text:span text:style-name="T27">(</text:span><text:span text:style-name="T38">"/yes/{msg}"</text:span><text:span text:style-name="T27">)</text:span></text:p>
      <text:p text:style-name="P87"><text:span text:style-name="T50">public</text:span><text:span text:style-name="T27"> String yes(</text:span><text:span text:style-name="T20">@PathVariable</text:span><text:span text:style-name="T27"> String </text:span><text:span text:style-name="T63">msg</text:span><text:span text:style-name="T27">) {</text:span></text:p>
      <text:p text:style-name="P87"><text:span text:style-name="T27"><text:tab/></text:span><text:span text:style-name="T50">return</text:span><text:span text:style-name="T27"> </text:span><text:span text:style-name="T38">"show:"</text:span><text:span text:style-name="T27">+</text:span><text:span text:style-name="T64">msg</text:span><text:span text:style-name="T27">;</text:span></text:p>
      <text:p text:style-name="P23">}</text:p>
      <text:p text:style-name="P23"/>
      <text:p text:style-name="P132"/>
      <text:p text:style-name="P72"/>
      <text:p text:style-name="P23">日志管理<text:span text:style-name="T66">：</text:span></text:p>
      <text:p text:style-name="P23"/>
      <text:p text:style-name="P23">内容元素<text:span text:style-name="T66">：</text:span></text:p>
      <text:p text:style-name="P23">时间日期<text:span text:style-name="T66">：精确到毫毛</text:span></text:p>
      <text:p text:style-name="P23">日志级别<text:span text:style-name="T66">：ERROR、WARN、INFO、DEBUG、TRACE</text:span></text:p>
      <text:p text:style-name="P23">进程<text:span text:style-name="T66">ID</text:span></text:p>
      <text:p text:style-name="P23">分隔符<text:span text:style-name="T66">：—— 标识实际日志的开始</text:span></text:p>
      <text:p text:style-name="P23">线程名<text:span text:style-name="T66">：[ name ]</text:span></text:p>
      <text:p text:style-name="P24">Logger名：通常使用源代码的类名</text:p>
      <text:p text:style-name="P24">日志内容</text:p>
      <text:p text:style-name="P24"/>
      <text:p text:style-name="P24">日志依赖：（默认已添加）</text:p>
      <text:p text:style-name="P24"/>
      <text:p text:style-name="P24">日志级别<text:span text:style-name="T67">：</text:span></text:p>
      <text:p text:style-name="P25">OFF &gt; FATLL &gt; ERROR &gt; WARN &gt; INFO &gt; DEBUG &gt; TRACE</text:p>
      <text:p text:style-name="P25">设置日志级别后，则低于该级别的内容不会显示</text:p>
      <text:p text:style-name="P25"/>
      <text:p text:style-name="P25">配置日志级别：</text:p>
      <text:p text:style-name="P25">application.properties文件<text:span text:style-name="T68">：</text:span></text:p>
      <text:p text:style-name="P25">logging.level.root={level}</text:p>
      <text:p text:style-name="P25"/>
      <text:p text:style-name="P25">1、logging.level.org.springframework.web={level}</text:p>
      <text:p text:style-name="P25">2、logging.level.org.hibername={level}</text:p>
      <text:p text:style-name="P25"/>
      <text:p text:style-name="P26">日志写入文件：</text:p>
      <text:p text:style-name="P26">application.properties文件<text:span text:style-name="T68">：</text:span></text:p>
      <text:p text:style-name="P26"><text:span text:style-name="T68">1、</text:span>logging.<text:span text:style-name="T68">file=log/my.log</text:span></text:p>
      <text:p text:style-name="P27">2、logging.path=/log 会自动生成一个spring.log</text:p>
      <text:p text:style-name="P27"/>
      <text:p text:style-name="P28">自定义配置日志：</text:p>
      <text:p text:style-name="P28"/>
      <text:p text:style-name="P26"/>
      <text:p text:style-name="P133"/>
      <text:p text:style-name="P73"/>
      <text:p text:style-name="P21"><text:soft-page-break/>访问静态资源：</text:p>
      <text:p text:style-name="P21">默认情况下<text:span text:style-name="T69">Spring Boot从classpath的/static、/public或/META-INF/resource/或者从ServerContext根目录提供</text:span></text:p>
      <text:p text:style-name="P21"/>
      <text:p text:style-name="P21">自定义路径<text:span text:style-name="T69">：</text:span></text:p>
      <text:p text:style-name="P21">spring.<text:span text:style-name="T69">resources.static-locations=classpath:/static/</text:span></text:p>
      <text:p text:style-name="P133"/>
      <text:p text:style-name="P29">定义消息转换器：（SpringBoot默认已经配置）</text:p>
      <text:p text:style-name="P70">@Bean</text:p>
      <text:p text:style-name="P87"><text:span text:style-name="T50">public</text:span><text:span text:style-name="T27"> StringHttpMessageConverter stringHttpMessageConverter() {</text:span></text:p>
      <text:p text:style-name="P87"><text:span text:style-name="T27"><text:tab/></text:span><text:span text:style-name="T50">return</text:span><text:span text:style-name="T27"> </text:span><text:span text:style-name="T50">new</text:span><text:span text:style-name="T27"> StringHttpMessageConverter(Charset.</text:span><text:span text:style-name="T30">forName</text:span><text:span text:style-name="T27">(</text:span><text:span text:style-name="T38">"UTF-8"</text:span><text:span text:style-name="T27">));</text:span></text:p>
      <text:p text:style-name="P29">}</text:p>
      <text:p text:style-name="P134"/>
      <text:p text:style-name="P29"/>
      <text:p text:style-name="P30">springboot默认配置json</text:p>
      <text:p text:style-name="P30">自定义配置其他：</text:p>
      <text:p text:style-name="P30">使用fastjson：</text:p>
      <text:p text:style-name="P30"><text:span text:style-name="T45">&lt;!-- </text:span><text:span text:style-name="T48">fastjson</text:span><text:span text:style-name="T45"> 依赖 --&gt;</text:span></text:p>
      <text:p text:style-name="P87"><text:span text:style-name="T8"><text:s text:c="4"/></text:span><text:span text:style-name="T2">&lt;</text:span><text:span text:style-name="T5">dependency</text:span><text:span text:style-name="T2">&gt;</text:span></text:p>
      <text:p text:style-name="P87"><text:span text:style-name="T8"><text:s text:c="6"/></text:span><text:span text:style-name="T2">&lt;</text:span><text:span text:style-name="T5">groupId</text:span><text:span text:style-name="T2">&gt;</text:span><text:span text:style-name="T8">com.alibaba</text:span><text:span text:style-name="T2">&lt;/</text:span><text:span text:style-name="T5">groupId</text:span><text:span text:style-name="T2">&gt;</text:span></text:p>
      <text:p text:style-name="P87"><text:span text:style-name="T8"><text:s text:c="6"/></text:span><text:span text:style-name="T2">&lt;</text:span><text:span text:style-name="T5">artifactId</text:span><text:span text:style-name="T2">&gt;</text:span><text:span text:style-name="T8">fastjson</text:span><text:span text:style-name="T2">&lt;/</text:span><text:span text:style-name="T5">artifactId</text:span><text:span text:style-name="T2">&gt;</text:span></text:p>
      <text:p text:style-name="P87"><text:span text:style-name="T8"><text:s text:c="6"/></text:span><text:span text:style-name="T2">&lt;</text:span><text:span text:style-name="T5">version</text:span><text:span text:style-name="T2">&gt;</text:span><text:span text:style-name="T8">1.2.15</text:span><text:span text:style-name="T2">&lt;/</text:span><text:span text:style-name="T5">version</text:span><text:span text:style-name="T2">&gt;</text:span></text:p>
      <text:p text:style-name="P30"><text:span text:style-name="T7"><text:s text:c="4"/></text:span><text:span text:style-name="T1">&lt;/</text:span><text:span text:style-name="T4">dependency</text:span><text:span text:style-name="T1">&gt;</text:span></text:p>
      <text:p text:style-name="P6"/>
      <text:p text:style-name="P30">1、启动类继承<text:span text:style-name="T70">WebMvcConfigurerAdapter并重写configureMessageConverters方法：</text:span></text:p>
      <text:p text:style-name="P74">@Override</text:p>
      <text:p text:style-name="P87"><text:span text:style-name="T50">public</text:span><text:span text:style-name="T27"> </text:span><text:span text:style-name="T50">void</text:span><text:span text:style-name="T27"> </text:span><text:span text:style-name="T34">configureMessageConverters</text:span><text:span text:style-name="T27">(List&lt;HttpMessageConverter&lt;?&gt;&gt; </text:span><text:span text:style-name="T65">converters</text:span><text:span text:style-name="T27">) {</text:span></text:p>
      <text:p text:style-name="P100"/>
      <text:p text:style-name="P94">//创建FastJson的消息转换器</text:p>
      <text:p text:style-name="P87"><text:span text:style-name="T27">FastJsonHttpMessageConverter </text:span><text:span text:style-name="T65">convert</text:span><text:span text:style-name="T27">=</text:span><text:span text:style-name="T50">new</text:span><text:span text:style-name="T27"> FastJsonHttpMessageConverter();</text:span></text:p>
      <text:p text:style-name="P94">//创建FastJson配置对象</text:p>
      <text:p text:style-name="P87"><text:span text:style-name="T27">FastJsonConfig </text:span><text:span text:style-name="T65">config</text:span><text:span text:style-name="T27">=</text:span><text:span text:style-name="T50">new</text:span><text:span text:style-name="T27"> FastJsonConfig();</text:span></text:p>
      <text:p text:style-name="P87"><text:span text:style-name="T15">//对</text:span><text:span text:style-name="T16">Json</text:span><text:span text:style-name="T15">数据格式化</text:span></text:p>
      <text:p text:style-name="P87"><text:span text:style-name="T65">config</text:span><text:span text:style-name="T27">.setSerializerFeatures(SerializerFeature.</text:span><text:span text:style-name="T57">PrettyFormat</text:span><text:span text:style-name="T27">);</text:span></text:p>
      <text:p text:style-name="P101"><text:tab/><text:tab/></text:p>
      <text:p text:style-name="P87"><text:span text:style-name="T65">convert</text:span><text:span text:style-name="T27">.setFastJsonConfig(</text:span><text:span text:style-name="T65">config</text:span><text:span text:style-name="T27">);</text:span></text:p>
      <text:p text:style-name="P87"><text:span text:style-name="T65">converters</text:span><text:span text:style-name="T27">.add(</text:span><text:span text:style-name="T65">convert</text:span><text:span text:style-name="T27">);<text:tab/><text:tab/><text:tab/><text:tab/></text:span></text:p>
      <text:p text:style-name="P30">}</text:p>
      <text:p text:style-name="P30"/>
      <text:p text:style-name="P30">解决乱码：</text:p>
      <text:p text:style-name="P80"><text:span text:style-name="T33">spring.Http.ecoding.</text:span><text:span text:style-name="T31">force</text:span><text:span text:style-name="T33">=true</text:span></text:p>
      <text:p text:style-name="P30"/>
      <text:p text:style-name="P30">对数据格式：</text:p>
      <text:p text:style-name="P30"><text:span text:style-name="T19">@JSONField</text:span>(format = <text:span text:style-name="T37">"yyyy-MM-dd HH"</text:span>)</text:p>
      <text:p text:style-name="P30"><text:span text:style-name="T52">private</text:span> Date <text:span text:style-name="T54">date</text:span>;</text:p>
      <text:p text:style-name="P30"/>
      <text:p text:style-name="P30">2、<text:span text:style-name="T72">Bean注入</text:span></text:p>
      <text:p text:style-name="P71">@Bean</text:p>
      <text:p text:style-name="P87"><text:span text:style-name="T50">public</text:span><text:span text:style-name="T27"> HttpMessageConverters fastjsonMessageConcerter(){</text:span></text:p>
      <text:p text:style-name="P87"><text:span text:style-name="T27"><text:tab/></text:span><text:span text:style-name="T15">//创建FastJson的消息转换器</text:span></text:p>
      <text:p text:style-name="P87"><text:span text:style-name="T27"><text:tab/>FastJsonHttpMessageConverter </text:span><text:span text:style-name="T65">convert</text:span><text:span text:style-name="T27">=</text:span><text:span text:style-name="T50">new</text:span><text:span text:style-name="T27"> FastJsonHttpMessageConverter();</text:span></text:p>
      <text:p text:style-name="P87"><text:span text:style-name="T27"><text:tab/></text:span><text:span text:style-name="T15">//创建FastJson配置对象</text:span></text:p>
      <text:p text:style-name="P87"><text:span text:style-name="T27"><text:tab/>FastJsonConfig </text:span><text:span text:style-name="T65">config</text:span><text:span text:style-name="T27">=</text:span><text:span text:style-name="T50">new</text:span><text:span text:style-name="T27"> FastJsonConfig();</text:span></text:p>
      <text:p text:style-name="P87"><text:span text:style-name="T27"><text:tab/></text:span><text:span text:style-name="T15">//对</text:span><text:span text:style-name="T16">Json</text:span><text:span text:style-name="T15">数据格式化</text:span></text:p>
      <text:p text:style-name="P87"><text:span text:style-name="T27"><text:tab/></text:span><text:span text:style-name="T65">config</text:span><text:span text:style-name="T27">.setSerializerFeatures(SerializerFeature.</text:span><text:span text:style-name="T57">PrettyFormat</text:span><text:span text:style-name="T27">);</text:span></text:p>
      <text:p text:style-name="P101"><text:soft-page-break/><text:tab/><text:tab/></text:p>
      <text:p text:style-name="P87"><text:span text:style-name="T27"><text:tab/></text:span><text:span text:style-name="T65">convert</text:span><text:span text:style-name="T27">.setFastJsonConfig(</text:span><text:span text:style-name="T65">config</text:span><text:span text:style-name="T27">);</text:span></text:p>
      <text:p text:style-name="P87"><text:span text:style-name="T27"><text:tab/>HttpMessageConverter&lt;?&gt; </text:span><text:span text:style-name="T65">con</text:span><text:span text:style-name="T27">=</text:span><text:span text:style-name="T65">convert</text:span><text:span text:style-name="T27">;</text:span></text:p>
      <text:p text:style-name="P87"><text:span text:style-name="T27"><text:tab/></text:span><text:span text:style-name="T50">return</text:span><text:span text:style-name="T27"> </text:span><text:span text:style-name="T50">new</text:span><text:span text:style-name="T27"> HttpMessageConverters(</text:span><text:span text:style-name="T65">con</text:span><text:span text:style-name="T27">);</text:span></text:p>
      <text:p text:style-name="P30">}</text:p>
      <text:p text:style-name="P135"/>
      <text:p text:style-name="P30"/>
      <text:p text:style-name="P30"/>
      <text:p text:style-name="P32">自定义配置拦截器;</text:p>
      <text:p text:style-name="P33">1、创建拦截器包及拦截器类，类头声明注解<text:span text:style-name="T24">Configuration</text:span></text:p>
      <text:p text:style-name="P33">2、继承<text:span text:style-name="T12">WebMvcConfigurerAdapter类</text:span></text:p>
      <text:p text:style-name="P33"><text:span text:style-name="T12">3、重写</text:span><text:span text:style-name="T71">addInterceptors</text:span><text:span text:style-name="T12">方法</text:span></text:p>
      <text:p text:style-name="P81">4、创建拦截器并实现:</text:p>
      <text:p text:style-name="P81">5、注册拦截器</text:p>
      <text:p text:style-name="P81">6、启动类添加扫描包</text:p>
      <text:p text:style-name="P81"/>
      <text:p text:style-name="P75">@Configuration</text:p>
      <text:p text:style-name="P87"><text:span text:style-name="T50">public</text:span><text:span text:style-name="T27"> </text:span><text:span text:style-name="T50">class</text:span><text:span text:style-name="T27"> MyInterceptor </text:span><text:span text:style-name="T50">extends</text:span><text:span text:style-name="T27"> WebMvcConfigurerAdapter {</text:span></text:p>
      <text:p text:style-name="P100"/>
      <text:p text:style-name="P96">@Override</text:p>
      <text:p text:style-name="P87"><text:span text:style-name="T50">public</text:span><text:span text:style-name="T27"> </text:span><text:span text:style-name="T50">void</text:span><text:span text:style-name="T27"> addInterceptors(InterceptorRegistry </text:span><text:span text:style-name="T65">registry</text:span><text:span text:style-name="T27">) {</text:span></text:p>
      <text:p text:style-name="P87"><text:span text:style-name="T27">HandlerInterceptor </text:span><text:span text:style-name="T65">inter</text:span><text:span text:style-name="T27"> = </text:span><text:span text:style-name="T50">new</text:span><text:span text:style-name="T27"> HandlerInterceptor() {</text:span></text:p>
      <text:p text:style-name="P101"><text:tab/><text:tab/><text:tab/></text:p>
      <text:p text:style-name="P97">@Override</text:p>
      <text:p text:style-name="P88"><text:span text:style-name="T50">public</text:span><text:span text:style-name="T27"> </text:span><text:span text:style-name="T51">boolean</text:span><text:span text:style-name="T27"> preHandle(HttpServletRequest </text:span><text:span text:style-name="T65">request</text:span><text:span text:style-name="T27">, HttpServletResponse </text:span><text:span text:style-name="T65">response</text:span><text:span text:style-name="T27">, Object </text:span><text:span text:style-name="T65">handler</text:span><text:span text:style-name="T27">)</text:span><text:span text:style-name="T50">throws</text:span><text:span text:style-name="T27"> Exception {</text:span></text:p>
      <text:p text:style-name="P87"><text:span text:style-name="T27"><text:tab/><text:tab/></text:span><text:span text:style-name="T51">return</text:span><text:span text:style-name="T34"> </text:span><text:span text:style-name="T51">false</text:span><text:span text:style-name="T34">;</text:span></text:p>
      <text:p text:style-name="P101"><text:tab/>}</text:p>
      <text:p text:style-name="P101"><text:tab/><text:tab/><text:tab/></text:p>
      <text:p text:style-name="P96">@Override</text:p>
      <text:p text:style-name="P87"><text:span text:style-name="T50">public</text:span><text:span text:style-name="T27"> </text:span><text:span text:style-name="T50">void</text:span><text:span text:style-name="T27"> postHandle(HttpServletRequest </text:span><text:span text:style-name="T65">request</text:span><text:span text:style-name="T27">, HttpServletResponse </text:span><text:span text:style-name="T65">response</text:span><text:span text:style-name="T27">, Object </text:span><text:span text:style-name="T65">handler</text:span><text:span text:style-name="T27">,ModelAndView </text:span><text:span text:style-name="T65">modelAndView</text:span><text:span text:style-name="T27">) </text:span><text:span text:style-name="T50">throws</text:span><text:span text:style-name="T27"> Exception {}</text:span></text:p>
      <text:p text:style-name="P101"><text:tab/><text:tab/><text:tab/></text:p>
      <text:p text:style-name="P96">@Override</text:p>
      <text:p text:style-name="P87"><text:span text:style-name="T50">public</text:span><text:span text:style-name="T27"> </text:span><text:span text:style-name="T50">void</text:span><text:span text:style-name="T27"> afterCompletion(HttpServletRequest </text:span><text:span text:style-name="T65">request</text:span><text:span text:style-name="T27">, HttpServletResponse </text:span><text:span text:style-name="T65">response</text:span><text:span text:style-name="T27">, Object </text:span><text:span text:style-name="T65">handler</text:span><text:span text:style-name="T27">, Exception </text:span><text:span text:style-name="T65">ex</text:span><text:span text:style-name="T27">)</text:span><text:span text:style-name="T50">throws</text:span><text:span text:style-name="T27"> Exception {}};</text:span></text:p>
      <text:p text:style-name="P102"><text:s text:c="2"/></text:p>
      <text:p text:style-name="P88"><text:span text:style-name="T65">registry</text:span><text:span text:style-name="T27">.addInterceptor(</text:span><text:span text:style-name="T65">inter</text:span><text:span text:style-name="T27">).addPathPatterns(</text:span><text:span text:style-name="T38">"/**"</text:span><text:span text:style-name="T27">);</text:span></text:p>
      <text:p text:style-name="P33">}</text:p>
      <text:p text:style-name="P33"/>
      <text:p text:style-name="P136"/>
      <text:p text:style-name="P31"/>
      <text:p text:style-name="P31"/>
      <text:p text:style-name="P34">全局异常处理器：</text:p>
      <text:p text:style-name="P34">创建异常处理类：GlobalExceptionFandle</text:p>
      <text:p text:style-name="P67">//全局异常处理器</text:p>
      <text:p text:style-name="P96">@ControllerAdvice</text:p>
      <text:p text:style-name="P87"><text:span text:style-name="T50">public</text:span><text:span text:style-name="T27"> </text:span><text:span text:style-name="T50">class</text:span><text:span text:style-name="T27"> GlobalExceptionHandle {</text:span></text:p>
      <text:p text:style-name="P100"/>
      <text:p text:style-name="P87"><text:span text:style-name="T27"><text:tab/></text:span><text:span text:style-name="T20">@ExceptionHandler</text:span><text:span text:style-name="T27">(Exception.</text:span><text:span text:style-name="T50">class</text:span><text:span text:style-name="T27">)</text:span></text:p>
      <text:p text:style-name="P87"><text:span text:style-name="T27"><text:tab/></text:span><text:span text:style-name="T20">@ResponseBody</text:span></text:p>
      <text:p text:style-name="P87"><text:span text:style-name="T27"><text:tab/></text:span><text:span text:style-name="T50">public</text:span><text:span text:style-name="T27"> Map&lt;String, Object&gt; handleException(Exception </text:span><text:span text:style-name="T65">exception</text:span><text:span text:style-name="T27">){</text:span></text:p>
      <text:p text:style-name="P87"><text:span text:style-name="T27"><text:tab/><text:tab/>Map&lt;String, Object&gt; </text:span><text:span text:style-name="T65">map</text:span><text:span text:style-name="T27">=</text:span><text:span text:style-name="T50">new</text:span><text:span text:style-name="T27"> HashMap&lt;String, Object&gt;();</text:span></text:p>
      <text:p text:style-name="P87"><text:span text:style-name="T27"><text:tab/><text:tab/></text:span><text:span text:style-name="T65">map</text:span><text:span text:style-name="T27">.put(</text:span><text:span text:style-name="T38">"errorCode"</text:span><text:span text:style-name="T27">,500);</text:span></text:p>
      <text:p text:style-name="P87"><text:span text:style-name="T27"><text:tab/><text:tab/></text:span><text:span text:style-name="T65">map</text:span><text:span text:style-name="T27">.put(</text:span><text:span text:style-name="T38">"errorMsg"</text:span><text:span text:style-name="T27">, </text:span><text:span text:style-name="T65">exception</text:span><text:span text:style-name="T27">.toString());</text:span></text:p>
      <text:p text:style-name="P87"><text:span text:style-name="T27"><text:tab/><text:tab/></text:span><text:span text:style-name="T50">return</text:span><text:span text:style-name="T27"> </text:span><text:span text:style-name="T65">map</text:span><text:span text:style-name="T27">;</text:span></text:p>
      <text:p text:style-name="P101"><text:tab/>}</text:p>
      <text:p text:style-name="P34">}</text:p>
      <text:p text:style-name="P34"/>
      <text:p text:style-name="P35"><text:soft-page-break/>异步调用：</text:p>
      <text:p text:style-name="P36">启动类添加注解：启动异步执行</text:p>
      <text:p text:style-name="P36"><text:span text:style-name="T22">@</text:span><text:span text:style-name="T25">EnableAsync</text:span></text:p>
      <text:p text:style-name="P36">任务添加注解<text:span text:style-name="T19">：</text:span></text:p>
      <text:p text:style-name="P36"><text:span text:style-name="T22">@</text:span><text:span text:style-name="T25">Async</text:span></text:p>
      <text:p text:style-name="P145"/>
      <text:p text:style-name="P76"/>
      <text:p text:style-name="P36">springboot整合jsp：</text:p>
      <text:p text:style-name="P37">1、选择war为工程包</text:p>
      <text:p text:style-name="P37">2、依赖：</text:p>
      <text:p text:style-name="P37"><text:span text:style-name="T7"><text:s/></text:span><text:span text:style-name="T45">&lt;!-- spring spring </text:span><text:span text:style-name="T48">mvc</text:span><text:span text:style-name="T45"> 依赖 --&gt;</text:span></text:p>
      <text:p text:style-name="P87"><text:span text:style-name="T8"><text:s text:c="4"/></text:span><text:span text:style-name="T2">&lt;</text:span><text:span text:style-name="T5">dependency</text:span><text:span text:style-name="T2">&gt;</text:span></text:p>
      <text:p text:style-name="P87"><text:span text:style-name="T8"><text:s text:c="6"/></text:span><text:span text:style-name="T2">&lt;</text:span><text:span text:style-name="T5">groupId</text:span><text:span text:style-name="T2">&gt;</text:span><text:span text:style-name="T8">org.springframework.boot</text:span><text:span text:style-name="T2">&lt;/</text:span><text:span text:style-name="T5">groupId</text:span><text:span text:style-name="T2">&gt;</text:span></text:p>
      <text:p text:style-name="P87"><text:span text:style-name="T8"><text:s text:c="6"/></text:span><text:span text:style-name="T2">&lt;</text:span><text:span text:style-name="T5">artifactId</text:span><text:span text:style-name="T2">&gt;</text:span><text:span text:style-name="T8">spring-boot-starter-web</text:span><text:span text:style-name="T2">&lt;/</text:span><text:span text:style-name="T5">artifactId</text:span><text:span text:style-name="T2">&gt;</text:span></text:p>
      <text:p text:style-name="P87"><text:span text:style-name="T8"><text:s text:c="4"/></text:span><text:span text:style-name="T2">&lt;/</text:span><text:span text:style-name="T5">dependency</text:span><text:span text:style-name="T2">&gt;</text:span></text:p>
      <text:p text:style-name="P121"><text:s text:c="3"/></text:p>
      <text:p text:style-name="P87"><text:span text:style-name="T8"><text:s text:c="4"/></text:span><text:span text:style-name="T46">&lt;!--整合</text:span><text:span text:style-name="T47">jsp</text:span><text:span text:style-name="T46">需要的依赖 --&gt;</text:span></text:p>
      <text:p text:style-name="P87"><text:span text:style-name="T8"><text:s text:c="4"/></text:span><text:span text:style-name="T2">&lt;</text:span><text:span text:style-name="T5">dependency</text:span><text:span text:style-name="T2">&gt;</text:span></text:p>
      <text:p text:style-name="P87"><text:span text:style-name="T8"><text:s text:c="5"/></text:span><text:span text:style-name="T2">&lt;</text:span><text:span text:style-name="T5">groupId</text:span><text:span text:style-name="T2">&gt;</text:span><text:span text:style-name="T8">org.springframework.boot</text:span><text:span text:style-name="T2">&lt;/</text:span><text:span text:style-name="T5">groupId</text:span><text:span text:style-name="T2">&gt;</text:span></text:p>
      <text:p text:style-name="P87"><text:span text:style-name="T8"><text:s text:c="5"/></text:span><text:span text:style-name="T2">&lt;</text:span><text:span text:style-name="T5">artifactId</text:span><text:span text:style-name="T2">&gt;</text:span><text:span text:style-name="T8">spring-boot-starter-tomcat</text:span><text:span text:style-name="T2">&lt;/</text:span><text:span text:style-name="T5">artifactId</text:span><text:span text:style-name="T2">&gt;</text:span></text:p>
      <text:p text:style-name="P87"><text:span text:style-name="T8"><text:s text:c="4"/></text:span><text:span text:style-name="T2">&lt;/</text:span><text:span text:style-name="T5">dependency</text:span><text:span text:style-name="T2">&gt;</text:span></text:p>
      <text:p text:style-name="P121"><text:s text:c="4"/></text:p>
      <text:p text:style-name="P87"><text:span text:style-name="T8"><text:s text:c="4"/></text:span><text:span text:style-name="T2">&lt;</text:span><text:span text:style-name="T5">dependency</text:span><text:span text:style-name="T2">&gt;</text:span></text:p>
      <text:p text:style-name="P87"><text:span text:style-name="T8"><text:s text:c="7"/></text:span><text:span text:style-name="T2">&lt;</text:span><text:span text:style-name="T5">groupId</text:span><text:span text:style-name="T2">&gt;</text:span><text:span text:style-name="T8">org.apache.tomcat.embed</text:span><text:span text:style-name="T2">&lt;/</text:span><text:span text:style-name="T5">groupId</text:span><text:span text:style-name="T2">&gt;</text:span></text:p>
      <text:p text:style-name="P87"><text:span text:style-name="T8"><text:s text:c="7"/></text:span><text:span text:style-name="T2">&lt;</text:span><text:span text:style-name="T5">artifactId</text:span><text:span text:style-name="T2">&gt;</text:span><text:span text:style-name="T8">tomcat-embed-jasper</text:span><text:span text:style-name="T2">&lt;/</text:span><text:span text:style-name="T5">artifactId</text:span><text:span text:style-name="T2">&gt;</text:span></text:p>
      <text:p text:style-name="P37"><text:span text:style-name="T7"><text:s text:c="4"/></text:span><text:span text:style-name="T1">&lt;/</text:span><text:span text:style-name="T4">dependency</text:span><text:span text:style-name="T1">&gt;</text:span></text:p>
      <text:p text:style-name="P7"/>
      <text:p text:style-name="P37">3、解决maven没有web.xml</text:p>
      <text:p text:style-name="P37"><text:span text:style-name="T45">&lt;!-- </text:span><text:span text:style-name="T48">maven</text:span><text:span text:style-name="T45">项目为war类时必须要加入的插件 --&gt;</text:span></text:p>
      <text:p text:style-name="P87"><text:span text:style-name="T8"><text:s text:c="2"/></text:span><text:span text:style-name="T2">&lt;</text:span><text:span text:style-name="T5">build</text:span><text:span text:style-name="T2">&gt;</text:span></text:p>
      <text:p text:style-name="P87"><text:span text:style-name="T8"><text:s text:c="4"/></text:span><text:span text:style-name="T2">&lt;</text:span><text:span text:style-name="T5">plugins</text:span><text:span text:style-name="T2">&gt;</text:span></text:p>
      <text:p text:style-name="P87"><text:span text:style-name="T8"><text:s text:c="6"/></text:span><text:span text:style-name="T2">&lt;</text:span><text:span text:style-name="T5">plugin</text:span><text:span text:style-name="T2">&gt;</text:span></text:p>
      <text:p text:style-name="P87"><text:span text:style-name="T8"><text:s text:c="8"/></text:span><text:span text:style-name="T2">&lt;</text:span><text:span text:style-name="T5">groupId</text:span><text:span text:style-name="T2">&gt;</text:span><text:span text:style-name="T8">org.apache.maven.plugins</text:span><text:span text:style-name="T2">&lt;/</text:span><text:span text:style-name="T5">groupId</text:span><text:span text:style-name="T2">&gt;</text:span></text:p>
      <text:p text:style-name="P87"><text:span text:style-name="T8"><text:s text:c="8"/></text:span><text:span text:style-name="T2">&lt;</text:span><text:span text:style-name="T5">artifactId</text:span><text:span text:style-name="T2">&gt;</text:span><text:span text:style-name="T8">maven-war-plugin</text:span><text:span text:style-name="T2">&lt;/</text:span><text:span text:style-name="T5">artifactId</text:span><text:span text:style-name="T2">&gt;</text:span></text:p>
      <text:p text:style-name="P87"><text:span text:style-name="T8"><text:s text:c="8"/></text:span><text:span text:style-name="T2">&lt;</text:span><text:span text:style-name="T5">version</text:span><text:span text:style-name="T2">&gt;</text:span><text:span text:style-name="T8">2.3</text:span><text:span text:style-name="T2">&lt;/</text:span><text:span text:style-name="T5">version</text:span><text:span text:style-name="T2">&gt;</text:span></text:p>
      <text:p text:style-name="P87"><text:span text:style-name="T8"><text:s text:c="8"/></text:span><text:span text:style-name="T2">&lt;</text:span><text:span text:style-name="T5">configuration</text:span><text:span text:style-name="T2">&gt;</text:span></text:p>
      <text:p text:style-name="P87"><text:span text:style-name="T8"><text:s text:c="10"/></text:span><text:span text:style-name="T2">&lt;</text:span><text:span text:style-name="T5">failOnMissingWebXml</text:span><text:span text:style-name="T2">&gt;</text:span><text:span text:style-name="T8">false</text:span><text:span text:style-name="T2">&lt;/</text:span><text:span text:style-name="T5">failOnMissingWebXml</text:span><text:span text:style-name="T2">&gt;</text:span></text:p>
      <text:p text:style-name="P87"><text:span text:style-name="T8"><text:s text:c="8"/></text:span><text:span text:style-name="T2">&lt;/</text:span><text:span text:style-name="T5">configuration</text:span><text:span text:style-name="T2">&gt;</text:span></text:p>
      <text:p text:style-name="P87"><text:span text:style-name="T8"><text:s text:c="6"/></text:span><text:span text:style-name="T2">&lt;/</text:span><text:span text:style-name="T5">plugin</text:span><text:span text:style-name="T2">&gt;</text:span></text:p>
      <text:p text:style-name="P87"><text:span text:style-name="T8"><text:s text:c="4"/></text:span><text:span text:style-name="T2">&lt;/</text:span><text:span text:style-name="T5">plugins</text:span><text:span text:style-name="T2">&gt;</text:span></text:p>
      <text:p text:style-name="P37"><text:span text:style-name="T7"><text:s text:c="2"/></text:span><text:span text:style-name="T1">&lt;/</text:span><text:span text:style-name="T4">build</text:span><text:span text:style-name="T1">&gt;</text:span></text:p>
      <text:p text:style-name="P7"/>
      <text:p text:style-name="P37">4、controller中的mapping不用添加resposbody注解</text:p>
      <text:p text:style-name="P37">5、全局配置文件写入：</text:p>
      <text:p text:style-name="P37">spring.mvc.view.prefix=*<text:span text:style-name="T74">/</text:span><text:span text:style-name="T75">jsp</text:span><text:span text:style-name="T74">/</text:span></text:p>
      <text:p text:style-name="P37">spring.mvc.view.suffix=<text:span text:style-name="T74">.</text:span><text:span text:style-name="T75">jsp</text:span></text:p>
      <text:p text:style-name="P146"/>
      <text:p text:style-name="P82"/>
      <text:p text:style-name="P38">springboot整合模板引擎-free<text:span text:style-name="T73">marker</text:span>：</text:p>
      <text:p text:style-name="P40">freemarker依赖：</text:p>
      <text:p text:style-name="P40"><text:span text:style-name="T45">&lt;!--整合</text:span><text:span text:style-name="T48">freemarker</text:span><text:span text:style-name="T45">需要的依赖 --&gt;</text:span></text:p>
      <text:p text:style-name="P87"><text:soft-page-break/><text:span text:style-name="T8"><text:s text:c="4"/></text:span><text:span text:style-name="T2">&lt;</text:span><text:span text:style-name="T5">dependency</text:span><text:span text:style-name="T2">&gt;</text:span></text:p>
      <text:p text:style-name="P87"><text:span text:style-name="T8"><text:s text:c="5"/></text:span><text:span text:style-name="T2">&lt;</text:span><text:span text:style-name="T5">groupId</text:span><text:span text:style-name="T2">&gt;</text:span><text:span text:style-name="T8">org.springframework.boot</text:span><text:span text:style-name="T2">&lt;/</text:span><text:span text:style-name="T5">groupId</text:span><text:span text:style-name="T2">&gt;</text:span></text:p>
      <text:p text:style-name="P87"><text:span text:style-name="T8"><text:s text:c="5"/></text:span><text:span text:style-name="T2">&lt;</text:span><text:span text:style-name="T5">artifactId</text:span><text:span text:style-name="T2">&gt;</text:span><text:span text:style-name="T8">spring-boot-starter-freemarker</text:span><text:span text:style-name="T2">&lt;/</text:span><text:span text:style-name="T5">artifactId</text:span><text:span text:style-name="T2">&gt;</text:span></text:p>
      <text:p text:style-name="P40"><text:span text:style-name="T7"><text:s text:c="4"/></text:span><text:span text:style-name="T1">&lt;/</text:span><text:span text:style-name="T4">dependency</text:span><text:span text:style-name="T1">&gt;</text:span></text:p>
      <text:p text:style-name="P8"/>
      <text:p text:style-name="P40">/resources/templates/*.ftl文件：</text:p>
      <text:p text:style-name="P8">&lt;html&gt;</text:p>
      <text:p text:style-name="P122">&lt;head&gt;</text:p>
      <text:p text:style-name="P122">&lt;meta charset="UTF-8"&gt;</text:p>
      <text:p text:style-name="P122">&lt;title&gt;test&lt;/title&gt;</text:p>
      <text:p text:style-name="P122">&lt;/head&gt;</text:p>
      <text:p text:style-name="P122">&lt;body&gt;</text:p>
      <text:p text:style-name="P122"><text:s/></text:p>
      <text:p text:style-name="P122">&lt;/body&gt;</text:p>
      <text:p text:style-name="P8">&lt;/html&gt;</text:p>
      <text:p text:style-name="P40"/>
      <text:p text:style-name="P40">springboot默认会往resources/templates下寻找ftl文件</text:p>
      <text:p text:style-name="P40">如果不是该文件下，只需要配置：</text:p>
      <text:p text:style-name="P40">spring.<text:span text:style-name="T81">freemarker.allow-request-override=false</text:span></text:p>
      <text:p text:style-name="P42">spring.freemarker.cache=true</text:p>
      <text:p text:style-name="P42">spring.freemarker..check-templates-location=true</text:p>
      <text:p text:style-name="P42">spring.freemarker.charset=UTF-8</text:p>
      <text:p text:style-name="P42">spring.freemarker.content-type=text/html</text:p>
      <text:p text:style-name="P42">spring.freemarker.expose-request-attributes=false</text:p>
      <text:p text:style-name="P42">spring.freemarker.expose-session-attributes=false</text:p>
      <text:p text:style-name="P42">spring.freemarker.expose-spring-macro-helpers=false</text:p>
      <text:p text:style-name="P42">spring.freemarker.suffi=.ftl</text:p>
      <text:p text:style-name="P42">spring.freemarker.templates-loader-path={path}/templates</text:p>
      <text:p text:style-name="P139"/>
      <text:p text:style-name="P42"/>
      <text:p text:style-name="P42"/>
      <text:p text:style-name="P39">springboot整合模板引擎-<text:span text:style-name="T82">Thymeleaf</text:span>：</text:p>
      <text:p text:style-name="P39"/>
      <text:p text:style-name="P39">thymeleaf依赖:后缀.html</text:p>
      <text:p text:style-name="P41">springboot默认会往resources/templates下寻找</text:p>
      <text:p text:style-name="P39"><text:span text:style-name="T45">&lt;!--整合</text:span><text:span text:style-name="T48">thymeleaf</text:span><text:span text:style-name="T45">需要的依赖 --&gt;</text:span></text:p>
      <text:p text:style-name="P87"><text:span text:style-name="T8"><text:s text:c="3"/></text:span><text:span text:style-name="T2">&lt;</text:span><text:span text:style-name="T5">dependency</text:span><text:span text:style-name="T2">&gt;</text:span></text:p>
      <text:p text:style-name="P87"><text:span text:style-name="T8"><text:s text:c="5"/></text:span><text:span text:style-name="T2">&lt;</text:span><text:span text:style-name="T5">groupId</text:span><text:span text:style-name="T2">&gt;</text:span><text:span text:style-name="T8">org.springframework.boot</text:span><text:span text:style-name="T2">&lt;/</text:span><text:span text:style-name="T5">groupId</text:span><text:span text:style-name="T2">&gt;</text:span></text:p>
      <text:p text:style-name="P87"><text:span text:style-name="T8"><text:s text:c="5"/></text:span><text:span text:style-name="T2">&lt;</text:span><text:span text:style-name="T5">artifactId</text:span><text:span text:style-name="T2">&gt;</text:span><text:span text:style-name="T8">spring-boot-starter-thymeleaf</text:span><text:span text:style-name="T2">&lt;/</text:span><text:span text:style-name="T5">artifactId</text:span><text:span text:style-name="T2">&gt;</text:span></text:p>
      <text:p text:style-name="P39"><text:span text:style-name="T7"><text:s text:c="3"/></text:span><text:span text:style-name="T1">&lt;/</text:span><text:span text:style-name="T4">dependency</text:span><text:span text:style-name="T1">&gt;</text:span></text:p>
      <text:p text:style-name="P9"/>
      <text:p text:style-name="P44">解决非严格html5异常<text:span text:style-name="T83">：</text:span></text:p>
      <text:p text:style-name="P43"><text:span text:style-name="T1">&lt;</text:span><text:span text:style-name="T4">dependency</text:span><text:span text:style-name="T1">&gt;</text:span></text:p>
      <text:p text:style-name="P87"><text:span text:style-name="T8"><text:s text:c="6"/></text:span><text:span text:style-name="T2">&lt;</text:span><text:span text:style-name="T5">groupId</text:span><text:span text:style-name="T2">&gt;</text:span><text:span text:style-name="T8">net.sourceforge.nekohtml</text:span><text:span text:style-name="T2">&lt;/</text:span><text:span text:style-name="T5">groupId</text:span><text:span text:style-name="T2">&gt;</text:span></text:p>
      <text:p text:style-name="P87"><text:span text:style-name="T8"><text:s text:c="6"/></text:span><text:span text:style-name="T2">&lt;</text:span><text:span text:style-name="T5">artifactId</text:span><text:span text:style-name="T2">&gt;</text:span><text:span text:style-name="T8">nekohtml</text:span><text:span text:style-name="T2">&lt;/</text:span><text:span text:style-name="T5">artifactId</text:span><text:span text:style-name="T2">&gt;</text:span></text:p>
      <text:p text:style-name="P87"><text:span text:style-name="T8"><text:s text:c="6"/></text:span><text:span text:style-name="T3">&lt;</text:span><text:span text:style-name="T6">version</text:span><text:span text:style-name="T3">&gt;</text:span><text:span text:style-name="T11">1.9.22</text:span><text:span text:style-name="T3">&lt;/</text:span><text:span text:style-name="T6">version</text:span><text:span text:style-name="T3">&gt;</text:span></text:p>
      <text:p text:style-name="P43"><text:span text:style-name="T7"><text:s text:c="4"/></text:span><text:span text:style-name="T1">&lt;/</text:span><text:span text:style-name="T4">dependency</text:span><text:span text:style-name="T1">&gt;</text:span></text:p>
      <text:p text:style-name="P39"/>
      <text:p text:style-name="P39">配置thymeleaf<text:span text:style-name="T83">：</text:span></text:p>
      <text:p text:style-name="P39"/>
      <text:p text:style-name="P87"><text:span text:style-name="T27">spring.thymeleaf.cache=</text:span><text:span text:style-name="T78">false</text:span></text:p>
      <text:p text:style-name="P87"><text:span text:style-name="T27">spring.thymeleaf..check-templates-location=</text:span><text:span text:style-name="T78">true</text:span></text:p>
      <text:p text:style-name="P87"><text:span text:style-name="T27">spring.thymeleaf.content-type=</text:span><text:span text:style-name="T78">text/</text:span><text:span text:style-name="T79">html</text:span></text:p>
      <text:p text:style-name="P87"><text:span text:style-name="T27">spring.thymeleaf.enabled=</text:span><text:span text:style-name="T78">true</text:span></text:p>
      <text:p text:style-name="P101">spring.thymeleaf.excluded-view-names=</text:p>
      <text:p text:style-name="P87"><text:span text:style-name="T27">spring.thymeleaf.mode=</text:span><text:span text:style-name="T78">LEGACYHTML5</text:span></text:p>
      <text:p text:style-name="P87"><text:soft-page-break/><text:span text:style-name="T27">spring.thymeleaf.prefix=</text:span><text:span text:style-name="T79">classpath</text:span><text:span text:style-name="T78">:/templates/</text:span></text:p>
      <text:p text:style-name="P85"><text:span text:style-name="T36">spring.thymeleaf.suffi=</text:span><text:span text:style-name="T80">.</text:span><text:span text:style-name="T76">html</text:span></text:p>
      <text:p text:style-name="P147"/>
      <text:p text:style-name="P83"/>
      <text:p text:style-name="P62"><text:span text:style-name="T85">spring</text:span><text:span text:style-name="T86">booot整合QuartZ:</text:span></text:p>
      <text:p text:style-name="P45"/>
      <text:p text:style-name="P46">任务调度框架;</text:p>
      <text:p text:style-name="P46"/>
      <text:p text:style-name="P63"><text:span text:style-name="T86">创建任务</text:span><text:span text:style-name="T84">：</text:span></text:p>
      <text:p text:style-name="P47"><text:s/></text:p>
      <text:p text:style-name="P48">@Compoent</text:p>
      <text:p text:style-name="P64"><text:span text:style-name="T84">class JOB</text:span><text:span text:style-name="T87">{</text:span></text:p>
      <text:p text:style-name="P48"/>
      <text:p text:style-name="P48">@Scheduled(fixedRate={执行间隔})</text:p>
      <text:p text:style-name="P48">void run（）{}</text:p>
      <text:p text:style-name="P48"/>
      <text:p text:style-name="P48">}</text:p>
      <text:p text:style-name="P48"/>
      <text:p text:style-name="P48">启动类启用:允许调度</text:p>
      <text:p text:style-name="P48">@EnableScheduling</text:p>
      <text:p text:style-name="P140"/>
      <text:p text:style-name="P48"/>
      <text:p text:style-name="P48">spring<text:span text:style-name="T88">boot整合jdbctemplate:</text:span></text:p>
      <text:p text:style-name="P49"/>
      <text:p text:style-name="P49">依赖：</text:p>
      <text:p text:style-name="P49"><text:span text:style-name="T45">&lt;!-- </text:span><text:span text:style-name="T48">jdbctemplate</text:span><text:span text:style-name="T45">依赖 --&gt;</text:span></text:p>
      <text:p text:style-name="P87"><text:span text:style-name="T8"><text:s text:c="4"/></text:span><text:span text:style-name="T2">&lt;</text:span><text:span text:style-name="T5">dependency</text:span><text:span text:style-name="T2">&gt;</text:span></text:p>
      <text:p text:style-name="P87"><text:span text:style-name="T8"><text:s text:c="5"/></text:span><text:span text:style-name="T2">&lt;</text:span><text:span text:style-name="T5">groupId</text:span><text:span text:style-name="T2">&gt;</text:span><text:span text:style-name="T8">org.springframework.boot</text:span><text:span text:style-name="T2">&lt;/</text:span><text:span text:style-name="T5">groupId</text:span><text:span text:style-name="T2">&gt;</text:span></text:p>
      <text:p text:style-name="P87"><text:span text:style-name="T8"><text:s text:c="5"/></text:span><text:span text:style-name="T2">&lt;</text:span><text:span text:style-name="T5">artifactId</text:span><text:span text:style-name="T2">&gt;</text:span><text:span text:style-name="T8">spring-boot-starter-jdbc</text:span><text:span text:style-name="T2">&lt;/</text:span><text:span text:style-name="T5">artifactId</text:span><text:span text:style-name="T2">&gt;</text:span></text:p>
      <text:p text:style-name="P87"><text:span text:style-name="T8"><text:s text:c="4"/></text:span><text:span text:style-name="T2">&lt;/</text:span><text:span text:style-name="T5">dependency</text:span><text:span text:style-name="T2">&gt;</text:span></text:p>
      <text:p text:style-name="P121"><text:s text:c="4"/></text:p>
      <text:p text:style-name="P87"><text:span text:style-name="T8"><text:s text:c="4"/></text:span><text:span text:style-name="T46">&lt;!-- </text:span><text:span text:style-name="T47">mysql</text:span><text:span text:style-name="T46">依赖 --&gt;</text:span></text:p>
      <text:p text:style-name="P87"><text:span text:style-name="T8"><text:s text:c="3"/></text:span><text:span text:style-name="T2">&lt;</text:span><text:span text:style-name="T5">dependency</text:span><text:span text:style-name="T2">&gt;</text:span></text:p>
      <text:p text:style-name="P87"><text:span text:style-name="T8"><text:s text:c="6"/></text:span><text:span text:style-name="T2">&lt;</text:span><text:span text:style-name="T5">groupId</text:span><text:span text:style-name="T2">&gt;</text:span><text:span text:style-name="T8">mysql</text:span><text:span text:style-name="T2">&lt;/</text:span><text:span text:style-name="T5">groupId</text:span><text:span text:style-name="T2">&gt;</text:span></text:p>
      <text:p text:style-name="P87"><text:span text:style-name="T8"><text:s text:c="6"/></text:span><text:span text:style-name="T2">&lt;</text:span><text:span text:style-name="T5">artifactId</text:span><text:span text:style-name="T2">&gt;</text:span><text:span text:style-name="T8">mysql-connector-java</text:span><text:span text:style-name="T2">&lt;/</text:span><text:span text:style-name="T5">artifactId</text:span><text:span text:style-name="T2">&gt;</text:span></text:p>
      <text:p text:style-name="P49"><text:span text:style-name="T7"><text:s text:c="3"/></text:span><text:span text:style-name="T1">&lt;/</text:span><text:span text:style-name="T4">dependency</text:span><text:span text:style-name="T1">&gt;</text:span></text:p>
      <text:p text:style-name="P10"/>
      <text:p text:style-name="P49">配置<text:span text:style-name="T89">连接数据库</text:span></text:p>
      <text:p text:style-name="P49"><text:span text:style-name="T89">spring.datasource.driver-class-name=</text:span><text:span text:style-name="T74">com.mysql.jdbc.Driver</text:span></text:p>
      <text:p text:style-name="P87"><text:span text:style-name="T27">spring.datasource.username=</text:span><text:span text:style-name="T78">root</text:span></text:p>
      <text:p text:style-name="P87"><text:span text:style-name="T27">spring.datasource.password=</text:span><text:span text:style-name="T78">970612</text:span></text:p>
      <text:p text:style-name="P49">spring.datasource.url=<text:span text:style-name="T74">jdbc:mysql://</text:span><text:span text:style-name="T75">localhost</text:span><text:span text:style-name="T74">:3306/</text:span><text:span text:style-name="T75">liber</text:span></text:p>
      <text:p text:style-name="P84"/>
      <text:p text:style-name="P60">插入数据：（省略接口）</text:p>
      <text:p text:style-name="P77">@Repository</text:p>
      <text:p text:style-name="P87"><text:span text:style-name="T50">public</text:span><text:span text:style-name="T27"> </text:span><text:span text:style-name="T50">class</text:span><text:span text:style-name="T27"> UserDao {</text:span></text:p>
      <text:p text:style-name="P96"><text:s text:c="3"/>@Autowired</text:p>
      <text:p text:style-name="P87"><text:span text:style-name="T50"><text:s text:c="3"/>private</text:span><text:span text:style-name="T27"> JdbcTemplate </text:span><text:span text:style-name="T55">jdbcTemplate</text:span><text:span text:style-name="T27">;</text:span></text:p>
      <text:p text:style-name="P87"><text:span text:style-name="T50"><text:s text:c="2"/>public</text:span><text:span text:style-name="T27"> </text:span><text:span text:style-name="T50">void</text:span><text:span text:style-name="T27"> addUser(UserInfo </text:span><text:span text:style-name="T65">user</text:span><text:span text:style-name="T27">) {</text:span></text:p>
      <text:p text:style-name="P87"><text:span text:style-name="T55">jdbcTemplate</text:span><text:span text:style-name="T27">.update(</text:span><text:span text:style-name="T38">"insert into user(name,text) values(?,?)"</text:span><text:span text:style-name="T27">,</text:span><text:span text:style-name="T50">new</text:span><text:span text:style-name="T27"> Object[] {</text:span><text:span text:style-name="T65">user</text:span><text:span text:style-name="T27">.getName(),</text:span><text:span text:style-name="T65">user</text:span><text:span text:style-name="T27">.getText()});</text:span></text:p>
      <text:p text:style-name="P101"><text:tab/>}</text:p>
      <text:p text:style-name="P100"/>
      <text:p text:style-name="P49">}</text:p>
      <text:p text:style-name="P148"/>
      <text:p text:style-name="P11"><text:soft-page-break/></text:p>
      <text:p text:style-name="P60">springboot整合mybatis（注解）</text:p>
      <text:p text:style-name="P52"/>
      <text:p text:style-name="P52">依赖：</text:p>
      <text:p text:style-name="P49"><text:span text:style-name="T49">&lt;!-- </text:span><text:span text:style-name="T48">mybatis</text:span><text:span text:style-name="T45">依赖 --&gt;</text:span></text:p>
      <text:p text:style-name="P87"><text:span text:style-name="T8"><text:s text:c="3"/></text:span><text:span text:style-name="T2">&lt;</text:span><text:span text:style-name="T5">dependency</text:span><text:span text:style-name="T2">&gt;</text:span></text:p>
      <text:p text:style-name="P87"><text:span text:style-name="T8"><text:s text:c="5"/></text:span><text:span text:style-name="T2">&lt;</text:span><text:span text:style-name="T5">groupId</text:span><text:span text:style-name="T2">&gt;</text:span><text:span text:style-name="T8">org.mybatis.spring.boot</text:span><text:span text:style-name="T2">&lt;/</text:span><text:span text:style-name="T5">groupId</text:span><text:span text:style-name="T2">&gt;</text:span></text:p>
      <text:p text:style-name="P87"><text:span text:style-name="T8"><text:s text:c="5"/></text:span><text:span text:style-name="T2">&lt;</text:span><text:span text:style-name="T5">artifactId</text:span><text:span text:style-name="T2">&gt;</text:span><text:span text:style-name="T8">mybatis-spring-boot-starter</text:span><text:span text:style-name="T2">&lt;/</text:span><text:span text:style-name="T5">artifactId</text:span><text:span text:style-name="T2">&gt;</text:span></text:p>
      <text:p text:style-name="P87"><text:span text:style-name="T8"><text:s text:c="5"/></text:span><text:span text:style-name="T2">&lt;</text:span><text:span text:style-name="T5">version</text:span><text:span text:style-name="T2">&gt;</text:span><text:span text:style-name="T8">1.3.1</text:span><text:span text:style-name="T2">&lt;/</text:span><text:span text:style-name="T5">version</text:span><text:span text:style-name="T2">&gt;</text:span></text:p>
      <text:p text:style-name="P49"><text:span text:style-name="T7"><text:s text:c="3"/></text:span><text:span text:style-name="T1">&lt;/</text:span><text:span text:style-name="T4">dependency</text:span><text:span text:style-name="T1">&gt;</text:span></text:p>
      <text:p text:style-name="P52"/>
      <text:p text:style-name="P50"><text:span text:style-name="T90">配置数据库</text:span>：</text:p>
      <text:p text:style-name="P50">同上jdbcTemplate</text:p>
      <text:p text:style-name="P50"/>
      <text:p text:style-name="P51">DAO书写模式：</text:p>
      <text:p text:style-name="P51"><text:span text:style-name="T52">public</text:span> <text:span text:style-name="T52">interface</text:span> UserDao {</text:p>
      <text:p text:style-name="P101"><text:tab/></text:p>
      <text:p text:style-name="P87"><text:span text:style-name="T27"><text:tab/></text:span><text:span text:style-name="T20">@Select</text:span><text:span text:style-name="T27">(</text:span><text:span text:style-name="T38">"select * from user where name=#{name}"</text:span><text:span text:style-name="T27">)</text:span></text:p>
      <text:p text:style-name="P87"><text:span text:style-name="T27"><text:tab/>UserInfo findUserByName(</text:span><text:span text:style-name="T20">@Param</text:span><text:span text:style-name="T27">(</text:span><text:span text:style-name="T38">"name"</text:span><text:span text:style-name="T27">) String </text:span><text:span text:style-name="T65">name</text:span><text:span text:style-name="T27">);</text:span></text:p>
      <text:p text:style-name="P101"><text:tab/></text:p>
      <text:p text:style-name="P87"><text:span text:style-name="T27"><text:tab/></text:span><text:span text:style-name="T20">@Insert</text:span><text:span text:style-name="T27">(</text:span><text:span text:style-name="T38">"insert into user(name,text) values(#{name},#{text})"</text:span><text:span text:style-name="T27">)</text:span></text:p>
      <text:p text:style-name="P87"><text:span text:style-name="T27"><text:tab/></text:span><text:span text:style-name="T50">void</text:span><text:span text:style-name="T27"> addUser(</text:span><text:span text:style-name="T20">@Param</text:span><text:span text:style-name="T27">(</text:span><text:span text:style-name="T38">"name"</text:span><text:span text:style-name="T27">)String </text:span><text:span text:style-name="T65">name</text:span><text:span text:style-name="T27">,</text:span><text:span text:style-name="T20">@Param</text:span><text:span text:style-name="T27">(</text:span><text:span text:style-name="T38">"text"</text:span><text:span text:style-name="T27">)String </text:span><text:span text:style-name="T65">text</text:span><text:span text:style-name="T27">);</text:span></text:p>
      <text:p text:style-name="P101"><text:tab/></text:p>
      <text:p text:style-name="P100"/>
      <text:p text:style-name="P51">}</text:p>
      <text:p text:style-name="P51"/>
      <text:p text:style-name="P51">注意扫描dao/mapper要用注解：<text:span text:style-name="T22">@MapperScan</text:span><text:span text:style-name="T60">(</text:span><text:span text:style-name="T41">"com.boot.dao"</text:span><text:span text:style-name="T60">)</text:span></text:p>
      <text:p text:style-name="P143"/>
      <text:p text:style-name="P65"/>
      <text:p text:style-name="P65"/>
      <text:p text:style-name="P53">springboot区分多数据源</text:p>
      <text:p text:style-name="P53">1、通过包名区分</text:p>
      <text:p text:style-name="P53">2、使用注解区分（不推荐）</text:p>
      <text:p text:style-name="P53"/>
      <text:p text:style-name="P53">*通过包名区分：</text:p>
      <text:p text:style-name="P53">配置数据源：</text:p>
      <text:p text:style-name="P53">spring.datasource.db1</text:p>
      <text:p text:style-name="P53">spring.datasource.db2</text:p>
      <text:p text:style-name="P53"/>
      <text:p text:style-name="P53">//注册到容器</text:p>
      <text:p text:style-name="P57">@Configuration</text:p>
      <text:p text:style-name="P57">//扫描映射</text:p>
      <text:p text:style-name="P57">@MapperScan(basePackages=”com.boot.db1.mapper”,sqlSessionFactoryRef=”<text:span text:style-name="T92">db1SqlSessionFactory</text:span>”)</text:p>
      <text:p text:style-name="P54">class sataSource1{</text:p>
      <text:p text:style-name="P54"/>
      <text:p text:style-name="P54">//生成数据源：</text:p>
      <text:p text:style-name="P54">@Bean(name=”db1<text:span text:style-name="T93">Source</text:span>”)</text:p>
      <text:p text:style-name="P54">@configurationproperties(prefix=”<text:span text:style-name="T91">spring.datasource.db1</text:span>”)</text:p>
      <text:p text:style-name="P54">DataSource db1(){ return DataSourceBuilder.create().build(); }</text:p>
      <text:p text:style-name="P54"/>
      <text:p text:style-name="P54">//创建数据工厂 <text:span text:style-name="T93">(依赖数据源对象db1)</text:span></text:p>
      <text:p text:style-name="P54">@Bean(name=”db1SqlSessionFactory”)</text:p>
      <text:p text:style-name="P54">@Primary</text:p>
      <text:p text:style-name="P55">SqlSessionFactory dbFactory(@Qualifier(“db1<text:span text:style-name="T93">Source</text:span>”)DataSource dataSource){</text:p>
      <text:p text:style-name="P86"><text:s text:c="6"/><text:span text:style-name="T93">SqlSessonFactoryBean bean=new <text:s/>SqlSessonFactoryBean();</text:span></text:p>
      <text:p text:style-name="P86"><text:soft-page-break/><text:s text:c="7"/><text:span text:style-name="T93">bean.setDataSource(dataSource)</text:span></text:p>
      <text:p text:style-name="P86"><text:s text:c="7"/><text:span text:style-name="T93">return bean.getObject(); </text:span></text:p>
      <text:p text:style-name="P54"><text:s text:c="2"/>}</text:p>
      <text:p text:style-name="P54"/>
      <text:p text:style-name="P54">//配置事务管理;</text:p>
      <text:p text:style-name="P55">@Bean(name=”db1<text:span text:style-name="T93">TransactionManager</text:span>”)</text:p>
      <text:p text:style-name="P56">DataSourceTransactionManager transactionManager(<text:span text:style-name="T92">@Qualifier(“db1</text:span>Source<text:span text:style-name="T92">”)DataSource dataSource</text:span>){</text:p>
      <text:p text:style-name="P56"><text:s text:c="7"/>return new DataSourceTransactionManager(<text:span text:style-name="T92">dataSource</text:span>);</text:p>
      <text:p text:style-name="P56"><text:s text:c="3"/>}</text:p>
      <text:p text:style-name="P55">@Bean(name=”db1<text:span text:style-name="T93">SqlSessonTemplate</text:span>”)</text:p>
      <text:p text:style-name="P56">SqlSessonTemplate sqlSessonTemplate(<text:span text:style-name="T92">@Qualifier(“db1SqlSessionFactory”) SqlSessionFactory </text:span>s<text:span text:style-name="T92">qlSessionFactory</text:span>){</text:p>
      <text:p text:style-name="P56"><text:s text:c="7"/>return new SqlSessonTemplate(s<text:span text:style-name="T92">qlSessionFactory</text:span>);</text:p>
      <text:p text:style-name="P56"><text:s text:c="3"/>}</text:p>
      <text:p text:style-name="P54">}</text:p>
      <text:p text:style-name="P141"/>
      <text:p text:style-name="P54"/>
      <text:p text:style-name="P58">事务管理：</text:p>
      <text:p text:style-name="P58">注解：@Transactional</text:p>
      <text:p text:style-name="P59">例子：db插入数据时，事务发生异常时，db会回滚，添加不了信息</text:p>
      <text:p text:style-name="P142"/>
      <text:p text:style-name="P59"/>
      <text:p text:style-name="P59">spring<text:span text:style-name="T94">boot整合JPA-Hibernate:</text:span></text:p>
      <text:p text:style-name="P61">依赖：</text:p>
      <text:p text:style-name="P61"/>
      <text:p text:style-name="P89"><text:span text:style-name="T8"><text:s/></text:span><text:span text:style-name="T2">&lt;</text:span><text:span text:style-name="T5">dependency</text:span><text:span text:style-name="T2">&gt;</text:span></text:p>
      <text:p text:style-name="P89"><text:span text:style-name="T8"><text:s text:c="5"/></text:span><text:span text:style-name="T2">&lt;</text:span><text:span text:style-name="T5">groupId</text:span><text:span text:style-name="T2">&gt;</text:span><text:span text:style-name="T8">org.springframework.boot</text:span><text:span text:style-name="T2">&lt;/</text:span><text:span text:style-name="T5">groupId</text:span><text:span text:style-name="T2">&gt;</text:span></text:p>
      <text:p text:style-name="P89"><text:span text:style-name="T8"><text:s text:c="5"/></text:span><text:span text:style-name="T2">&lt;</text:span><text:span text:style-name="T5">artifactId</text:span><text:span text:style-name="T2">&gt;</text:span><text:span text:style-name="T8">spring-boot-starter-data-</text:span><text:span text:style-name="T9">jpa</text:span><text:span text:style-name="T2">&lt;/</text:span><text:span text:style-name="T5">artifactId</text:span><text:span text:style-name="T2">&gt;</text:span></text:p>
      <text:p text:style-name="P103"><text:span text:style-name="T7"><text:s text:c="4"/></text:span><text:span text:style-name="T1">&lt;/</text:span><text:span text:style-name="T4">dependency</text:span><text:span text:style-name="T1">&gt;</text:span></text:p>
      <text:p text:style-name="P123"/>
      <text:p text:style-name="P125">&lt;!--mysql依赖-→</text:p>
      <text:p text:style-name="P89"><text:span text:style-name="T8"><text:s/></text:span><text:span text:style-name="T2">&lt;</text:span><text:span text:style-name="T5">dependency</text:span><text:span text:style-name="T2">&gt;</text:span></text:p>
      <text:p text:style-name="P89"><text:span text:style-name="T8"><text:s text:c="5"/></text:span><text:span text:style-name="T2">&lt;</text:span><text:span text:style-name="T5">groupId</text:span><text:span text:style-name="T2">&gt;</text:span><text:span text:style-name="T9">mysql</text:span><text:span text:style-name="T2">&lt;/</text:span><text:span text:style-name="T5">groupId</text:span><text:span text:style-name="T2">&gt;</text:span></text:p>
      <text:p text:style-name="P89"><text:span text:style-name="T8"><text:s text:c="5"/></text:span><text:span text:style-name="T2">&lt;</text:span><text:span text:style-name="T5">artifactId</text:span><text:span text:style-name="T2">&gt;</text:span><text:span text:style-name="T9">mysql-connector-java</text:span><text:span text:style-name="T2">&lt;/</text:span><text:span text:style-name="T5">artifactId</text:span><text:span text:style-name="T2">&gt;</text:span></text:p>
      <text:p text:style-name="P106"><text:span text:style-name="T7"><text:s text:c="4"/></text:span><text:span text:style-name="T1">&lt;/</text:span><text:span text:style-name="T4">dependency</text:span><text:span text:style-name="T1">&gt;</text:span></text:p>
      <text:p text:style-name="P125"/>
      <text:p text:style-name="P106">数据库配置：</text:p>
      <text:p text:style-name="P107">#连接数据库配置</text:p>
      <text:p text:style-name="P106">#让控制台输出json字符串格式</text:p>
      <text:p text:style-name="P106">spring.jackson.serialization.indent-output=true</text:p>
      <text:p text:style-name="P106">spring.jpa.hibernate.ddl-auto=update</text:p>
      <text:p text:style-name="P106">spring.jpa.show-sql=true</text:p>
      <text:p text:style-name="P106">spring.spa.hibernate.dialect=org.hibernate.dialect.MySQL5Dialect</text:p>
      <text:p text:style-name="P106"/>
      <text:p text:style-name="P106">处理实体类<text:span text:style-name="T95">：</text:span></text:p>
      <text:p text:style-name="P106">类头<text:span text:style-name="T95">：</text:span></text:p>
      <text:p text:style-name="P106"><text:span text:style-name="T14">//让</text:span><text:span text:style-name="T18">jpa</text:span><text:span text:style-name="T14">为该类生成一个表</text:span></text:p>
      <text:p text:style-name="P87"><text:span text:style-name="T20">@Entity</text:span><text:span text:style-name="T27"> <text:s/></text:span></text:p>
      <text:p text:style-name="P94">//自定义表明</text:p>
      <text:p text:style-name="P106"><text:span text:style-name="T19">@Table</text:span>(name = <text:span text:style-name="T37">"userInfo"</text:span>)</text:p>
      <text:p text:style-name="P106"/>
      <text:p text:style-name="P106">设置主键<text:span text:style-name="T95">：</text:span></text:p>
      <text:p text:style-name="P95">//主键</text:p>
      <text:p text:style-name="P96"><text:soft-page-break/>@Id</text:p>
      <text:p text:style-name="P94">//自动生成</text:p>
      <text:p text:style-name="P106"><text:span text:style-name="T19">@GeneratedValue</text:span>(strategy = GenerationType.<text:span text:style-name="T58">IDENTITY</text:span>)</text:p>
      <text:p text:style-name="P106"/>
      <text:p text:style-name="P106">自定义列名<text:span text:style-name="T95">：</text:span></text:p>
      <text:p text:style-name="P108"><text:span text:style-name="T22">@</text:span><text:span text:style-name="T25">Column</text:span></text:p>
      <text:p text:style-name="P98"/>
      <text:p text:style-name="P108">*处理Dao:</text:p>
      <text:p text:style-name="P108"><text:span text:style-name="T53">1、extends</text:span><text:span text:style-name="T60"> JpaRepository&lt;{类}, {主键数据类型}&gt;</text:span></text:p>
      <text:p text:style-name="P108">2、接口方法不用写</text:p>
      <text:p text:style-name="P108"/>
      <text:p text:style-name="P108">插入数据<text:span text:style-name="T96">：ObjectDao.save(Object);</text:span></text:p>
      <text:p text:style-name="P109">查找数据： ObjectDao.findOne(id);</text:p>
      <text:p text:style-name="P109">删除数据： ObjectDao.delete(id);</text:p>
      <text:p text:style-name="P127"/>
      <text:p text:style-name="P109"/>
      <text:p text:style-name="P109">springboot整合Mail</text:p>
      <text:p text:style-name="P109"/>
      <text:p text:style-name="P109">依赖：</text:p>
      <text:p text:style-name="P90"><text:span text:style-name="T2">&lt;</text:span><text:span text:style-name="T5">dependency</text:span><text:span text:style-name="T2">&gt;</text:span></text:p>
      <text:p text:style-name="P90"><text:span text:style-name="T8"><text:s text:c="5"/></text:span><text:span text:style-name="T2">&lt;</text:span><text:span text:style-name="T5">groupId</text:span><text:span text:style-name="T2">&gt;</text:span><text:span text:style-name="T8">org.springframework.boot</text:span><text:span text:style-name="T2">&lt;/</text:span><text:span text:style-name="T5">groupId</text:span><text:span text:style-name="T2">&gt;</text:span></text:p>
      <text:p text:style-name="P90"><text:span text:style-name="T8"><text:s text:c="5"/></text:span><text:span text:style-name="T2">&lt;</text:span><text:span text:style-name="T5">artifactId</text:span><text:span text:style-name="T2">&gt;</text:span><text:span text:style-name="T8">spring-boot-starter-</text:span><text:span text:style-name="T9">ma</text:span><text:span text:style-name="T10">il</text:span><text:span text:style-name="T2">&lt;/</text:span><text:span text:style-name="T5">artifactId</text:span><text:span text:style-name="T2">&gt;</text:span></text:p>
      <text:p text:style-name="P104"><text:span text:style-name="T7"><text:s text:c="3"/></text:span><text:span text:style-name="T1">&lt;/</text:span><text:span text:style-name="T4">dependency</text:span><text:span text:style-name="T1">&gt;</text:span></text:p>
      <text:p text:style-name="P124"/>
      <text:p text:style-name="P109">全局配置文件：</text:p>
      <text:p text:style-name="P110">#javaMailSender邮件发送的配置</text:p>
      <text:p text:style-name="P110">spring.mail.host=smtp.qq.com</text:p>
      <text:p text:style-name="P110"><text:a xlink:type="simple" xlink:href="mailto:spring.mail.username%3D194067908@qq.com" text:style-name="Internet_20_link" text:visited-style-name="Visited_20_Internet_20_Link">spring.mail.username=194067908@qq.com</text:a></text:p>
      <text:p text:style-name="P110">#授权码</text:p>
      <text:p text:style-name="P110">spring.mail.password=<text:span text:style-name="T77">kasphwcaefcdcbci</text:span></text:p>
      <text:p text:style-name="P110">spring.mail.properties.mail.smtp.auth=true</text:p>
      <text:p text:style-name="P110">spring.mail.properties.mail.smtp.starttls.enable=true</text:p>
      <text:p text:style-name="P110">spring.mail.properties.mail.smtp. Starttls.request=true</text:p>
      <text:p text:style-name="P110"/>
      <text:p text:style-name="P110">#使用qq邮箱时获取授权码：qq邮箱-设置-账户-pop3/smtp服务：开启后获取授权</text:p>
      <text:p text:style-name="P110"/>
      <text:p text:style-name="P110">出现认证失败解决方案;</text:p>
      <text:p text:style-name="P110">原因;JDK1.8中jre\lib\security中两个jar包替换缘故</text:p>
      <text:p text:style-name="P110">将下载后的local_policy.jar US_export_policy.jar替换到JDK1.8中jre\lib\security</text:p>
      <text:p text:style-name="P110"/>
      <text:p text:style-name="P111">配置发送方类：</text:p>
      <text:p text:style-name="P99">@Component</text:p>
      <text:p text:style-name="P87"><text:span text:style-name="T50">public</text:span><text:span text:style-name="T27"> </text:span><text:span text:style-name="T50">class</text:span><text:span text:style-name="T27"> </text:span><text:span text:style-name="T34">EmailSelf</text:span><text:span text:style-name="T27"> {</text:span></text:p>
      <text:p text:style-name="P87"><text:span text:style-name="T27"><text:tab/></text:span><text:span text:style-name="T20">@Value</text:span><text:span text:style-name="T27">(</text:span><text:span text:style-name="T38">"${spring.mail.username}"</text:span><text:span text:style-name="T27">)</text:span></text:p>
      <text:p text:style-name="P111"><text:tab/><text:span text:style-name="T52">private</text:span> String <text:span text:style-name="T54">self</text:span>;</text:p>
      <text:p text:style-name="P111"><text:s text:c="7"/>…get/set</text:p>
      <text:p text:style-name="P111">}</text:p>
      <text:p text:style-name="P111"/>
      <text:p text:style-name="P111"/>
      <text:p text:style-name="P112">邮件<text:span text:style-name="T97">Service层实现</text:span>：</text:p>
      <text:p text:style-name="P99">@Service</text:p>
      <text:p text:style-name="P87"><text:span text:style-name="T50">public</text:span><text:span text:style-name="T27"> </text:span><text:span text:style-name="T50">class</text:span><text:span text:style-name="T27"> EmailServiceImpl </text:span><text:span text:style-name="T50">implements</text:span><text:span text:style-name="T27"> EmailService {</text:span></text:p>
      <text:p text:style-name="P87"><text:span text:style-name="T27"><text:tab/></text:span><text:span text:style-name="T15">//发送者</text:span></text:p>
      <text:p text:style-name="P87"><text:span text:style-name="T27"><text:tab/></text:span><text:span text:style-name="T20">@Autowired</text:span></text:p>
      <text:p text:style-name="P87"><text:span text:style-name="T27"><text:tab/></text:span><text:span text:style-name="T50">private</text:span><text:span text:style-name="T27"> EmailSelf </text:span><text:span text:style-name="T55">self</text:span><text:span text:style-name="T27">;<text:tab/></text:span></text:p>
      <text:p text:style-name="P87"><text:span text:style-name="T27"><text:tab/></text:span><text:span text:style-name="T15">//怎么发</text:span></text:p>
      <text:p text:style-name="P87"><text:soft-page-break/><text:span text:style-name="T27"><text:tab/></text:span><text:span text:style-name="T20">@Autowired</text:span></text:p>
      <text:p text:style-name="P87"><text:span text:style-name="T27"><text:tab/></text:span><text:span text:style-name="T50">private</text:span><text:span text:style-name="T27"> JavaMailSender </text:span><text:span text:style-name="T55">emailSecder</text:span><text:span text:style-name="T27">;</text:span></text:p>
      <text:p text:style-name="P100"/>
      <text:p text:style-name="P87"><text:span text:style-name="T27"><text:tab/></text:span><text:span text:style-name="T20">@Override</text:span></text:p>
      <text:p text:style-name="P87"><text:span text:style-name="T27"><text:tab/></text:span><text:span text:style-name="T50">public</text:span><text:span text:style-name="T27"> </text:span><text:span text:style-name="T50">void</text:span><text:span text:style-name="T27"> simplemail(String </text:span><text:span text:style-name="T65">sendTo</text:span><text:span text:style-name="T27">, String </text:span><text:span text:style-name="T65">title</text:span><text:span text:style-name="T27">, String </text:span><text:span text:style-name="T65">context</text:span><text:span text:style-name="T27">) {</text:span></text:p>
      <text:p text:style-name="P87"><text:span text:style-name="T27"><text:tab/><text:tab/>SimpleMailMessage </text:span><text:span text:style-name="T65">msg</text:span><text:span text:style-name="T27">=</text:span><text:span text:style-name="T50">new</text:span><text:span text:style-name="T27"> SimpleMailMessage();</text:span></text:p>
      <text:p text:style-name="P87"><text:span text:style-name="T27"><text:tab/><text:tab/></text:span><text:span text:style-name="T65">msg</text:span><text:span text:style-name="T27">.setFrom(</text:span><text:span text:style-name="T55">self</text:span><text:span text:style-name="T27">.getSelf());</text:span></text:p>
      <text:p text:style-name="P87"><text:span text:style-name="T27"><text:tab/><text:tab/></text:span><text:span text:style-name="T65">msg</text:span><text:span text:style-name="T27">.setTo(</text:span><text:span text:style-name="T65">sendTo</text:span><text:span text:style-name="T27">);</text:span></text:p>
      <text:p text:style-name="P87"><text:span text:style-name="T27"><text:tab/><text:tab/></text:span><text:span text:style-name="T65">msg</text:span><text:span text:style-name="T27">.setSubject(</text:span><text:span text:style-name="T65">title</text:span><text:span text:style-name="T27">);</text:span></text:p>
      <text:p text:style-name="P87"><text:span text:style-name="T27"><text:tab/><text:tab/></text:span><text:span text:style-name="T65">msg</text:span><text:span text:style-name="T27">.setText(</text:span><text:span text:style-name="T65">context</text:span><text:span text:style-name="T27">);</text:span></text:p>
      <text:p text:style-name="P87"><text:span text:style-name="T27"><text:tab/><text:tab/></text:span><text:span text:style-name="T55">emailSecder</text:span><text:span text:style-name="T27">.send(</text:span><text:span text:style-name="T65">msg</text:span><text:span text:style-name="T27">);</text:span></text:p>
      <text:p text:style-name="P101"><text:tab/>}</text:p>
      <text:p text:style-name="P113">}</text:p>
      <text:p text:style-name="P113"/>
      <text:p text:style-name="P113"/>
      <text:p text:style-name="P91"><text:span text:style-name="T17">//</text:span><text:span text:style-name="T15">带附件的邮箱</text:span></text:p>
      <text:p text:style-name="P96">@Override</text:p>
      <text:p text:style-name="P87"><text:span text:style-name="T50">public</text:span><text:span text:style-name="T27"> </text:span><text:span text:style-name="T50">void</text:span><text:span text:style-name="T27"> filemail(String </text:span><text:span text:style-name="T65">sendTo</text:span><text:span text:style-name="T27">, String </text:span><text:span text:style-name="T65">title</text:span><text:span text:style-name="T27">, String </text:span><text:span text:style-name="T65">context</text:span><text:span text:style-name="T27">, File </text:span><text:span text:style-name="T65">file</text:span><text:span text:style-name="T27">) {</text:span></text:p>
      <text:p text:style-name="P87"><text:span text:style-name="T27"><text:tab/><text:tab/>MimeMessage </text:span><text:span text:style-name="T65">msg</text:span><text:span text:style-name="T27">=</text:span><text:span text:style-name="T55">emailSecder</text:span><text:span text:style-name="T27">.createMimeMessage();</text:span></text:p>
      <text:p text:style-name="P87"><text:span text:style-name="T27"><text:tab/><text:tab/></text:span><text:span text:style-name="T50">try</text:span><text:span text:style-name="T27"> {</text:span></text:p>
      <text:p text:style-name="P87"><text:span text:style-name="T27"><text:tab/><text:tab/><text:tab/>MimeMessageHelper </text:span><text:span text:style-name="T65">helper</text:span><text:span text:style-name="T27">=</text:span><text:span text:style-name="T50">new</text:span><text:span text:style-name="T27"> MimeMessageHelper(</text:span><text:span text:style-name="T65">msg</text:span><text:span text:style-name="T27">,</text:span><text:span text:style-name="T50">true</text:span><text:span text:style-name="T27">);</text:span></text:p>
      <text:p text:style-name="P87"><text:span text:style-name="T27"><text:tab/><text:tab/><text:tab/></text:span><text:span text:style-name="T65">helper</text:span><text:span text:style-name="T27">.setFrom(</text:span><text:span text:style-name="T55">self</text:span><text:span text:style-name="T27">.getSelf());</text:span></text:p>
      <text:p text:style-name="P87"><text:span text:style-name="T27"><text:tab/><text:tab/><text:tab/></text:span><text:span text:style-name="T65">helper</text:span><text:span text:style-name="T27">.setTo(</text:span><text:span text:style-name="T65">sendTo</text:span><text:span text:style-name="T27">);</text:span></text:p>
      <text:p text:style-name="P87"><text:span text:style-name="T27"><text:tab/><text:tab/><text:tab/></text:span><text:span text:style-name="T65">helper</text:span><text:span text:style-name="T27">.setSubject(</text:span><text:span text:style-name="T65">title</text:span><text:span text:style-name="T27">);</text:span></text:p>
      <text:p text:style-name="P87"><text:span text:style-name="T27"><text:tab/><text:tab/><text:tab/></text:span><text:span text:style-name="T65">helper</text:span><text:span text:style-name="T27">.setText(</text:span><text:span text:style-name="T65">context</text:span><text:span text:style-name="T27">);</text:span></text:p>
      <text:p text:style-name="P87"><text:span text:style-name="T27"><text:tab/><text:tab/><text:tab/>FileSystemResource </text:span><text:span text:style-name="T65">r</text:span><text:span text:style-name="T27">=</text:span><text:span text:style-name="T50">new</text:span><text:span text:style-name="T27"> FileSystemResource(</text:span><text:span text:style-name="T65">file</text:span><text:span text:style-name="T27">);</text:span></text:p>
      <text:p text:style-name="P87"><text:span text:style-name="T27"><text:tab/><text:tab/><text:tab/></text:span><text:span text:style-name="T65">helper</text:span><text:span text:style-name="T27">.addAttachment(</text:span><text:span text:style-name="T38">"附件"</text:span><text:span text:style-name="T27">, </text:span><text:span text:style-name="T65">r</text:span><text:span text:style-name="T27">);</text:span></text:p>
      <text:p text:style-name="P101"><text:tab/><text:tab/><text:tab/></text:p>
      <text:p text:style-name="P87"><text:span text:style-name="T27"><text:tab/><text:tab/>} </text:span><text:span text:style-name="T50">catch</text:span><text:span text:style-name="T27"> (Exception </text:span><text:span text:style-name="T65">e</text:span><text:span text:style-name="T27">) {</text:span></text:p>
      <text:p text:style-name="P87"><text:span text:style-name="T27"><text:tab/><text:tab/><text:tab/></text:span><text:span text:style-name="T65">e</text:span><text:span text:style-name="T27">.printStackTrace();</text:span></text:p>
      <text:p text:style-name="P101"><text:tab/><text:tab/>}</text:p>
      <text:p text:style-name="P87"><text:span text:style-name="T27"><text:tab/><text:tab/></text:span><text:span text:style-name="T55">emailSecder</text:span><text:span text:style-name="T27">.send(</text:span><text:span text:style-name="T65">msg</text:span><text:span text:style-name="T27">);</text:span></text:p>
      <text:p text:style-name="P130"><text:span text:style-name="T27"><text:tab/>}</text:span><text:span text:style-name="T35"><text:line-break/></text:span></text:p>
      <text:p text:style-name="P118"/>
      <text:p text:style-name="P114">springboot文件上传</text:p>
      <text:p text:style-name="P114"/>
      <text:p text:style-name="P119">依赖;基于MVC及thmeleaf模板</text:p>
      <text:p text:style-name="P119"/>
      <text:p text:style-name="P119"><text:span text:style-name="T19">@</text:span><text:span text:style-name="T26">RequestMapping</text:span><text:span text:style-name="T84">(method = RequestMethod.</text:span><text:span text:style-name="T59">POST</text:span><text:span text:style-name="T84">,value = </text:span><text:span text:style-name="T42">"/upload"</text:span><text:span text:style-name="T84">)</text:span></text:p>
      <text:p text:style-name="P96">@ResponseBody</text:p>
      <text:p text:style-name="P87"><text:span text:style-name="T50">public</text:span><text:span text:style-name="T27"> String uploadfile(MultipartFile </text:span><text:span text:style-name="T65">file</text:span><text:span text:style-name="T27">,HttpServletRequest </text:span><text:span text:style-name="T65">request</text:span><text:span text:style-name="T27">) {</text:span></text:p>
      <text:p text:style-name="P87"><text:span text:style-name="T27"><text:tab/><text:tab/></text:span><text:span text:style-name="T50">try</text:span><text:span text:style-name="T27"> {</text:span></text:p>
      <text:p text:style-name="P87"><text:span text:style-name="T27"><text:tab/><text:tab/><text:tab/></text:span><text:span text:style-name="T15">//创建文件在服务端的存放路径</text:span></text:p>
      <text:p text:style-name="P87"><text:span text:style-name="T27"><text:tab/><text:tab/><text:tab/>String </text:span><text:span text:style-name="T65">dir</text:span><text:span text:style-name="T27">=</text:span><text:span text:style-name="T65">request</text:span><text:span text:style-name="T27">.getServletContext().getRealPath(</text:span><text:span text:style-name="T38">"/upload"</text:span><text:span text:style-name="T27">);</text:span></text:p>
      <text:p text:style-name="P87"><text:span text:style-name="T27"><text:tab/><text:tab/><text:tab/>File </text:span><text:span text:style-name="T65">fileDir</text:span><text:span text:style-name="T27">=</text:span><text:span text:style-name="T50">new</text:span><text:span text:style-name="T27"> File(</text:span><text:span text:style-name="T65">dir</text:span><text:span text:style-name="T27">);</text:span></text:p>
      <text:p text:style-name="P87"><text:span text:style-name="T27"><text:tab/><text:tab/><text:tab/></text:span><text:span text:style-name="T50">if</text:span><text:span text:style-name="T27">(!</text:span><text:span text:style-name="T65">fileDir</text:span><text:span text:style-name="T27">.exists())</text:span></text:p>
      <text:p text:style-name="P87"><text:span text:style-name="T27"><text:tab/><text:tab/><text:tab/><text:tab/></text:span><text:span text:style-name="T65">fileDir</text:span><text:span text:style-name="T27">.mkdir();</text:span></text:p>
      <text:p text:style-name="P87"><text:span text:style-name="T27"><text:tab/><text:tab/><text:tab/></text:span><text:span text:style-name="T15">//上传文件在服务端存放的名字</text:span></text:p>
      <text:p text:style-name="P87"><text:span text:style-name="T27"><text:tab/><text:tab/><text:tab/>String </text:span><text:span text:style-name="T65">fileSuffix</text:span><text:span text:style-name="T27">=</text:span><text:span text:style-name="T65">file</text:span><text:span text:style-name="T27">.getOriginalFilename().substring(</text:span><text:span text:style-name="T65">file</text:span><text:span text:style-name="T27">.getOriginalFilename().lastIndexOf(</text:span><text:span text:style-name="T38">"."</text:span><text:span text:style-name="T27">));</text:span></text:p>
      <text:p text:style-name="P87"><text:span text:style-name="T27"><text:tab/><text:tab/><text:tab/>String </text:span><text:span text:style-name="T65">fileName</text:span><text:span text:style-name="T27">=UUID.</text:span><text:span text:style-name="T30">randomUUID</text:span><text:span text:style-name="T27">().toString()+</text:span><text:span text:style-name="T65">fileSuffix</text:span><text:span text:style-name="T27">;</text:span></text:p>
      <text:p text:style-name="P87"><text:span text:style-name="T27"><text:tab/><text:tab/><text:tab/></text:span><text:span text:style-name="T15">//封装文件</text:span></text:p>
      <text:p text:style-name="P87"><text:span text:style-name="T27"><text:tab/><text:tab/><text:tab/>File </text:span><text:span text:style-name="T65">files</text:span><text:span text:style-name="T27">=</text:span><text:span text:style-name="T50">new</text:span><text:span text:style-name="T27"> File(</text:span><text:span text:style-name="T65">fileDir</text:span><text:span text:style-name="T27">+</text:span><text:span text:style-name="T38">"/"</text:span><text:span text:style-name="T27">+</text:span><text:span text:style-name="T65">fileName</text:span><text:span text:style-name="T27">);</text:span></text:p>
      <text:p text:style-name="P87"><text:span text:style-name="T27"><text:tab/><text:tab/><text:tab/></text:span><text:span text:style-name="T15">//实现上传</text:span></text:p>
      <text:p text:style-name="P87"><text:span text:style-name="T27"><text:tab/><text:tab/><text:tab/></text:span><text:span text:style-name="T65">file</text:span><text:span text:style-name="T27">.transferTo(</text:span><text:span text:style-name="T65">files</text:span><text:span text:style-name="T27">);</text:span></text:p>
      <text:p text:style-name="P101"><text:tab/><text:tab/><text:tab/></text:p>
      <text:p text:style-name="P87"><text:span text:style-name="T27"><text:tab/><text:tab/>} </text:span><text:span text:style-name="T50">catch</text:span><text:span text:style-name="T27"> (Exception </text:span><text:span text:style-name="T65">e</text:span><text:span text:style-name="T27">) {</text:span></text:p>
      <text:p text:style-name="P87"><text:span text:style-name="T27"><text:tab/><text:tab/><text:tab/></text:span><text:span text:style-name="T65">e</text:span><text:span text:style-name="T27">.printStackTrace();</text:span></text:p>
      <text:p text:style-name="P87"><text:soft-page-break/><text:span text:style-name="T27"><text:tab/><text:tab/><text:tab/></text:span><text:span text:style-name="T50">return</text:span><text:span text:style-name="T27"> </text:span><text:span text:style-name="T38">"失败"</text:span><text:span text:style-name="T27">;</text:span></text:p>
      <text:p text:style-name="P101"><text:tab/><text:tab/>}</text:p>
      <text:p text:style-name="P87"><text:span text:style-name="T27"><text:tab/><text:tab/></text:span><text:span text:style-name="T50">return</text:span><text:span text:style-name="T27"> </text:span><text:span text:style-name="T38">"成功"</text:span><text:span text:style-name="T27">;</text:span></text:p>
      <text:p text:style-name="P114"><text:tab/>}</text:p>
      <text:p text:style-name="P114"/>
      <text:p text:style-name="P114">配置文件：</text:p>
      <text:p text:style-name="P114">multipart.maxFileSize=<text:span text:style-name="T74">500Mb <text:s text:c="3"/>#单个文件上传大小 <text:s/></text:span></text:p>
      <text:p text:style-name="P114">multipart.maxRequestSize=<text:span text:style-name="T74">500Mb <text:s text:c="2"/>#全部文件上传大小</text:span></text:p>
      <text:p text:style-name="P114">批量上传文件：</text:p>
      <text:p text:style-name="P120"><text:span text:style-name="T19">@</text:span><text:span text:style-name="T26">RequestMapping</text:span><text:span text:style-name="T84">(method = RequestMethod.</text:span><text:span text:style-name="T59">POST</text:span><text:span text:style-name="T84">,value = </text:span><text:span text:style-name="T42">"/upload"</text:span><text:span text:style-name="T84">)</text:span></text:p>
      <text:p text:style-name="P150">@ResponseBody</text:p>
      <text:p text:style-name="P115"><text:span text:style-name="T52">public</text:span> String uploadfile(M<text:span text:style-name="T98">ultipartFile</text:span><text:span text:style-name="T99">[]</text:span><text:span text:style-name="T98"> file</text:span><text:span text:style-name="T99">s</text:span>,HttpServletRequest <text:span text:style-name="T62">request</text:span>) {</text:p>
      <text:p text:style-name="P115"><text:s text:c="5"/>//...生成存放路径并判断是否存在</text:p>
      <text:p text:style-name="P115"><text:s/><text:span text:style-name="T98"><text:s/>for</text:span><text:span text:style-name="T99">each(File </text:span><text:a xlink:type="simple" xlink:href="../../../../files" text:style-name="Internet_20_link" text:visited-style-name="Visited_20_Internet_20_Link">file:files</text:a><text:span text:style-name="T99">)</text:span></text:p>
      <text:p text:style-name="P115"><text:s text:c="3"/>String <text:span text:style-name="T62">fileSuffix</text:span>=<text:span text:style-name="T62">file</text:span>.getOriginalFilename().substring(<text:span text:style-name="T62">file</text:span>.getOriginalFilename().lastIndexOf(<text:span text:style-name="T37">"."</text:span>));</text:p>
      <text:p text:style-name="P93"><text:span text:style-name="T27"><text:tab/><text:tab/><text:tab/>String </text:span><text:span text:style-name="T65">fileName</text:span><text:span text:style-name="T27">=UUID.</text:span><text:span text:style-name="T30">randomUUID</text:span><text:span text:style-name="T27">().toString()+</text:span><text:span text:style-name="T65">fileSuffix</text:span><text:span text:style-name="T27">;</text:span></text:p>
      <text:p text:style-name="P93"><text:span text:style-name="T27"><text:tab/><text:tab/><text:tab/></text:span><text:span text:style-name="T15">//封装文件</text:span></text:p>
      <text:p text:style-name="P93"><text:span text:style-name="T27"><text:tab/><text:tab/><text:tab/>File </text:span><text:span text:style-name="T65">files</text:span><text:span text:style-name="T27">=</text:span><text:span text:style-name="T50">new</text:span><text:span text:style-name="T27"> File(</text:span><text:span text:style-name="T65">fileDir</text:span><text:span text:style-name="T27">+</text:span><text:span text:style-name="T38">"/"</text:span><text:span text:style-name="T27">+</text:span><text:span text:style-name="T65">fileName</text:span><text:span text:style-name="T27">);</text:span></text:p>
      <text:p text:style-name="P93"><text:span text:style-name="T27"><text:tab/><text:tab/><text:tab/></text:span><text:span text:style-name="T15">//实现上传</text:span></text:p>
      <text:p text:style-name="P115"><text:tab/><text:tab/><text:tab/><text:span text:style-name="T62">file</text:span>.transferTo(<text:span text:style-name="T62">files</text:span>);</text:p>
      <text:p text:style-name="P128"/>
      <text:p text:style-name="P115"/>
      <text:p text:style-name="P115"/>
      <text:p text:style-name="P116">打包发布到独立的tomcatt：</text:p>
      <text:p text:style-name="P116">1、需要打包成war包</text:p>
      <text:p text:style-name="P116">2、打包时排除 <text:span text:style-name="T13">tomcat </text:span>包</text:p>
      <text:p text:style-name="P116"><text:span text:style-name="T1">&lt;</text:span><text:span text:style-name="T4">dependency</text:span><text:span text:style-name="T1">&gt;</text:span></text:p>
      <text:p text:style-name="P92"><text:span text:style-name="T8"><text:s text:c="5"/></text:span><text:span text:style-name="T2">&lt;</text:span><text:span text:style-name="T5">groupId</text:span><text:span text:style-name="T2">&gt;</text:span><text:span text:style-name="T8">org.springframework.boot</text:span><text:span text:style-name="T2">&lt;/</text:span><text:span text:style-name="T5">groupId</text:span><text:span text:style-name="T2">&gt;</text:span></text:p>
      <text:p text:style-name="P92"><text:span text:style-name="T8"><text:s text:c="5"/></text:span><text:span text:style-name="T2">&lt;</text:span><text:span text:style-name="T5">artifactId</text:span><text:span text:style-name="T2">&gt;</text:span><text:span text:style-name="T8">spring-boot-starter-</text:span><text:span text:style-name="T10">tomcat</text:span><text:span text:style-name="T2">&lt;/</text:span><text:span text:style-name="T5">artifactId</text:span><text:span text:style-name="T2">&gt;</text:span></text:p>
      <text:p text:style-name="P126"><text:span text:style-name="T2"><text:s text:c="5"/>&lt;scope&gt;</text:span><text:span text:style-name="T27">provided</text:span><text:span text:style-name="T2">&lt;/scope&gt;</text:span></text:p>
      <text:p text:style-name="P105"><text:span text:style-name="T7"><text:s text:c="3"/></text:span><text:span text:style-name="T1">&lt;/</text:span><text:span text:style-name="T4">dependency</text:span><text:span text:style-name="T1">&gt;</text:span></text:p>
      <text:p text:style-name="P116">3、启动类继承SpringBootServletInitializer,重写configure方法</text:p>
      <text:p text:style-name="P116">configure(SpringApplicationBuilder builder){</text:p>
      <text:p text:style-name="P116"><text:s text:c="4"/>return builder.sources({启动类});</text:p>
      <text:p text:style-name="P116">}</text:p>
      <text:p text:style-name="P116"/>
      <text:p text:style-name="P116">右键工程-<text:span text:style-name="T100">RunAs-Maven build-Golas:clean package</text:span></text:p>
      <text:p text:style-name="P117">后将war包放到独立的tomcat文件</text:p>
      <text:p text:style-name="P129"/>
      <text:p text:style-name="P117"/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0:31:58.600761590</meta:creation-date>
    <meta:generator>LibreOffice/6.0.7.3$Linux_X86_64 LibreOffice_project/00m0$Build-3</meta:generator>
    <dc:date>2020-05-02T23:31:03.410062948</dc:date>
    <meta:editing-duration>PT9H18M52S</meta:editing-duration>
    <meta:editing-cycles>31</meta:editing-cycles>
    <meta:document-statistic meta:table-count="0" meta:image-count="0" meta:object-count="0" meta:page-count="13" meta:paragraph-count="554" meta:word-count="2308" meta:character-count="14489" meta:non-whitespace-character-count="13391"/>
  </office:meta>
</office:document-meta>
</file>